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90977140A8.png"/>
  <manifest:file-entry manifest:media-type="image/png" manifest:full-path="Pictures/10000201000004B000000501AC5F13AA.png"/>
  <manifest:file-entry manifest:media-type="image/png" manifest:full-path="Pictures/10000201000000780000009ABF962573.png"/>
  <manifest:file-entry manifest:media-type="image/png" manifest:full-path="Pictures/10000201000004B0000005A93712867B.png"/>
  <manifest:file-entry manifest:media-type="image/png" manifest:full-path="Pictures/10000201000000C8000001907CD75145.png"/>
  <manifest:file-entry manifest:media-type="image/png" manifest:full-path="Pictures/10000201000000780000007846091D3A.png"/>
  <manifest:file-entry manifest:media-type="image/png" manifest:full-path="Pictures/10000201000004B0000004AC1BA3D4E8.png"/>
  <manifest:file-entry manifest:media-type="image/png" manifest:full-path="Pictures/10000201000004B0000006C9B1C141BE.png"/>
  <manifest:file-entry manifest:media-type="image/png" manifest:full-path="Pictures/10000201000004B0000005AC9B9F8BC5.png"/>
  <manifest:file-entry manifest:media-type="image/png" manifest:full-path="Pictures/10000201000007D000000B6DBA97987F.png"/>
  <manifest:file-entry manifest:media-type="image/png" manifest:full-path="Pictures/10000201000004B00000074E40D95737.png"/>
  <manifest:file-entry manifest:media-type="image/png" manifest:full-path="Pictures/100002010000013C0000013C0F8EA552.png"/>
  <manifest:file-entry manifest:media-type="image/png" manifest:full-path="Pictures/10000201000004B0000004B019A4E66F.png"/>
  <manifest:file-entry manifest:media-type="image/png" manifest:full-path="Pictures/100002010000046C0000061A3DAD154C.png"/>
  <manifest:file-entry manifest:media-type="image/png" manifest:full-path="Pictures/1000020000000190000001902B9FA8CA.png"/>
  <manifest:file-entry manifest:media-type="image/png" manifest:full-path="Pictures/1000020100000256000002DAC696ED8B.png"/>
  <manifest:file-entry manifest:media-type="image/png" manifest:full-path="Pictures/10000201000004B00000061219578E7F.png"/>
  <manifest:file-entry manifest:media-type="image/png" manifest:full-path="Pictures/10000201000004B000000791A1DD520D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8" table:default-cell-style-name="ce2"/>
        <table:table-column table:style-name="co4" table:default-cell-style-name="ce2"/>
        <table:table-column table:style-name="co1" table:number-columns-repeated="5" table:default-cell-style-name="ce2"/>
        <table:table-column table:style-name="co4" table:number-columns-repeated="968" table:default-cell-style-name="ce2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98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Tabelle1.B2" table:end-x="0.5cm" table:end-y="0.5cm" draw:z-index="38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2" table:end-x="0.499cm" table:end-y="0.5cm" draw:z-index="448" draw:name="Grafik 3" draw:style-name="gr1" draw:text-style-name="P1" svg:width="0.5cm" svg:height="0.5cm" svg:x="-0.001cm" svg:y="0cm">
              <draw:image xlink:href="Pictures/10000201000004B0000004AC1BA3D4E8.png" xlink:type="simple" xlink:show="embed" xlink:actuate="onLoad">
                <text:p/>
              </draw:image>
            </draw:frame>
            <draw:frame table:end-cell-address="Tabelle1.D2" table:end-x="0.499cm" table:end-y="0.5cm" draw:z-index="449" draw:name="Grafik 3" draw:style-name="gr1" draw:text-style-name="P1" svg:width="0.5cm" svg:height="0.5cm" svg:x="0.54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" table:end-x="0.498cm" table:end-y="0.5cm" draw:z-index="451" draw:name="Grafik 3" draw:style-name="gr1" draw:text-style-name="P1" svg:width="0.5cm" svg:height="0.5cm" svg:x="0.54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" table:end-x="0.497cm" table:end-y="0.5cm" draw:z-index="452" draw:name="Grafik 3" draw:style-name="gr1" draw:text-style-name="P1" svg:width="0.5cm" svg:height="0.5cm" svg:x="0.54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" table:end-x="0.497cm" table:end-y="0.5cm" draw:z-index="453" draw:name="Grafik 3" draw:style-name="gr1" draw:text-style-name="P1" svg:width="0.5cm" svg:height="0.5cm" svg:x="0.54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" table:end-x="0.296cm" table:end-y="0.5cm" draw:z-index="501" draw:name="Grafik 2" draw:style-name="gr1" draw:text-style-name="P1" svg:width="0.3cm" svg:height="0.5cm" svg:x="0.54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" table:end-x="0.295cm" table:end-y="0.5cm" draw:z-index="502" draw:name="Grafik 2" draw:style-name="gr1" draw:text-style-name="P1" svg:width="0.3cm" svg:height="0.5cm" svg:x="0.54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" table:end-x="0.295cm" table:end-y="0.5cm" draw:z-index="503" draw:name="Grafik 2" draw:style-name="gr1" draw:text-style-name="P1" svg:width="0.3cm" svg:height="0.5cm" svg:x="0.54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" table:end-x="0.294cm" table:end-y="0.5cm" draw:z-index="504" draw:name="Grafik 2" draw:style-name="gr1" draw:text-style-name="P1" svg:width="0.3cm" svg:height="0.5cm" svg:x="0.54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" table:end-x="0.293cm" table:end-y="0.5cm" draw:z-index="505" draw:name="Grafik 2" draw:style-name="gr1" draw:text-style-name="P1" svg:width="0.3cm" svg:height="0.5cm" svg:x="0.54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" table:end-x="0.293cm" table:end-y="0.5cm" draw:z-index="506" draw:name="Grafik 2" draw:style-name="gr1" draw:text-style-name="P1" svg:width="0.3cm" svg:height="0.5cm" svg:x="0.541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" table:end-x="0.292cm" table:end-y="0.5cm" draw:z-index="507" draw:name="Grafik 2" draw:style-name="gr1" draw:text-style-name="P1" svg:width="0.3cm" svg:height="0.5cm" svg:x="0.5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" table:end-x="0.492cm" table:end-y="0.5cm" draw:z-index="454" draw:name="Grafik 3" draw:style-name="gr1" draw:text-style-name="P1" svg:width="0.5cm" svg:height="0.5cm" svg:x="0.54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" table:end-x="0.49cm" table:end-y="0.5cm" draw:z-index="461" draw:name="Grafik 3" draw:style-name="gr1" draw:text-style-name="P1" svg:width="0.5cm" svg:height="0.5cm" svg:x="0.53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" table:end-x="0.49cm" table:end-y="0.5cm" draw:z-index="463" draw:name="Grafik 3" draw:style-name="gr1" draw:text-style-name="P1" svg:width="0.5cm" svg:height="0.5cm" svg:x="0.53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" table:end-x="0.49cm" table:end-y="0.5cm" draw:z-index="464" draw:name="Grafik 3" draw:style-name="gr1" draw:text-style-name="P1" svg:width="0.5cm" svg:height="0.5cm" svg:x="0.53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" table:end-x="0.489cm" table:end-y="0.5cm" draw:z-index="465" draw:name="Grafik 3" draw:style-name="gr1" draw:text-style-name="P1" svg:width="0.5cm" svg:height="0.5cm" svg:x="0.53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" table:end-x="0.288cm" table:end-y="0.5cm" draw:z-index="513" draw:name="Grafik 2" draw:style-name="gr1" draw:text-style-name="P1" svg:width="0.3cm" svg:height="0.5cm" svg:x="0.537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" table:end-x="0.288cm" table:end-y="0.5cm" draw:z-index="516" draw:name="Grafik 2" draw:style-name="gr1" draw:text-style-name="P1" svg:width="0.3cm" svg:height="0.5cm" svg:x="0.53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" table:end-x="0.287cm" table:end-y="0.5cm" draw:z-index="514" draw:name="Grafik 2" draw:style-name="gr1" draw:text-style-name="P1" svg:width="0.3cm" svg:height="0.5cm" svg:x="0.53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" table:end-x="0.286cm" table:end-y="0.5cm" draw:z-index="515" draw:name="Grafik 2" draw:style-name="gr1" draw:text-style-name="P1" svg:width="0.3cm" svg:height="0.5cm" svg:x="0.53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" table:end-x="0.486cm" table:end-y="0.5cm" draw:z-index="467" draw:name="Grafik 3" draw:style-name="gr1" draw:text-style-name="P1" svg:width="0.5cm" svg:height="0.5cm" svg:x="0.534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" table:end-x="0.285cm" table:end-y="0.5cm" draw:z-index="518" draw:name="Grafik 2" draw:style-name="gr1" draw:text-style-name="P1" svg:width="0.3cm" svg:height="0.5cm" svg:x="0.53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" table:end-x="0.285cm" table:end-y="0.5cm" draw:z-index="519" draw:name="Grafik 2" draw:style-name="gr1" draw:text-style-name="P1" svg:width="0.3cm" svg:height="0.5cm" svg:x="0.533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" table:end-x="0.283cm" table:end-y="0.5cm" draw:z-index="0" draw:name="Grafik 2" draw:style-name="gr1" draw:text-style-name="P1" svg:width="0.3cm" svg:height="0.5cm" svg:x="0.53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Tabelle1.B3" table:end-x="0.5cm" table:end-y="0.501cm" draw:z-index="37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3" table:end-x="0.399cm" table:end-y="0.501cm" draw:z-index="159" draw:name="Grafik 9" draw:style-name="gr1" draw:text-style-name="P1" svg:width="0.4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  <draw:frame table:end-cell-address="Tabelle1.D3" table:end-x="0.349cm" table:end-y="0.501cm" draw:z-index="280" draw:name="Grafik 13" draw:style-name="gr1" draw:text-style-name="P1" svg:width="0.35cm" svg:height="0.5cm" svg:x="0.54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3" table:end-x="0.298cm" table:end-y="0.501cm" draw:z-index="498" draw:name="Grafik 2" draw:style-name="gr1" draw:text-style-name="P1" svg:width="0.3cm" svg:height="0.5cm" svg:x="0.54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3" table:end-x="0.297cm" table:end-y="0.501cm" draw:z-index="499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3" table:end-x="0.297cm" table:end-y="0.501cm" draw:z-index="500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3" table:end-x="0.496cm" table:end-y="0.501cm" draw:z-index="450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3" table:end-x="0.495cm" table:end-y="0.501cm" draw:z-index="455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3" table:end-x="0.495cm" table:end-y="0.501cm" draw:z-index="456" draw:name="Grafik 3" draw:style-name="gr1" draw:text-style-name="P1" svg:width="0.5cm" svg:height="0.5cm" svg:x="0.54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3" table:end-x="0.494cm" table:end-y="0.501cm" draw:z-index="457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3" table:end-x="0.493cm" table:end-y="0.501cm" draw:z-index="458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3" table:end-x="0.493cm" table:end-y="0.501cm" draw:z-index="460" draw:name="Grafik 3" draw:style-name="gr1" draw:text-style-name="P1" svg:width="0.5cm" svg:height="0.5cm" svg:x="0.54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3" table:end-x="0.492cm" table:end-y="0.501cm" draw:z-index="459" draw:name="Grafik 3" draw:style-name="gr1" draw:text-style-name="P1" svg:width="0.5cm" svg:height="0.5cm" svg:x="0.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3" table:end-x="0.292cm" table:end-y="0.501cm" draw:z-index="508" draw:name="Grafik 2" draw:style-name="gr1" draw:text-style-name="P1" svg:width="0.3cm" svg:height="0.5cm" svg:x="0.5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3" table:end-x="0.29cm" table:end-y="0.501cm" draw:z-index="509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3" table:end-x="0.29cm" table:end-y="0.501cm" draw:z-index="510" draw:name="Grafik 2" draw:style-name="gr1" draw:text-style-name="P1" svg:width="0.3cm" svg:height="0.5cm" svg:x="0.53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3" table:end-x="0.29cm" table:end-y="0.501cm" draw:z-index="511" draw:name="Grafik 2" draw:style-name="gr1" draw:text-style-name="P1" svg:width="0.3cm" svg:height="0.5cm" svg:x="0.53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3" table:end-x="0.289cm" table:end-y="0.501cm" draw:z-index="512" draw:name="Grafik 2" draw:style-name="gr1" draw:text-style-name="P1" svg:width="0.3cm" svg:height="0.5cm" svg:x="0.53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3" table:end-x="0.488cm" table:end-y="0.501cm" draw:z-index="462" draw:name="Grafik 3" draw:style-name="gr1" draw:text-style-name="P1" svg:width="0.5cm" svg:height="0.5cm" svg:x="0.53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3" table:end-x="0.488cm" table:end-y="0.501cm" draw:z-index="466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3" table:end-x="0.487cm" table:end-y="0.501cm" draw:z-index="468" draw:name="Grafik 3" draw:style-name="gr1" draw:text-style-name="P1" svg:width="0.5cm" svg:height="0.5cm" svg:x="0.53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3" table:end-x="0.486cm" table:end-y="0.501cm" draw:z-index="469" draw:name="Grafik 3" draw:style-name="gr1" draw:text-style-name="P1" svg:width="0.5cm" svg:height="0.5cm" svg:x="0.53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3" table:end-x="0.286cm" table:end-y="0.501cm" draw:z-index="517" draw:name="Grafik 2" draw:style-name="gr1" draw:text-style-name="P1" svg:width="0.3cm" svg:height="0.5cm" svg:x="0.53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3" table:end-x="0.485cm" table:end-y="0.501cm" draw:z-index="494" draw:name="Grafik 5" draw:style-name="gr1" draw:text-style-name="P1" svg:width="0.5cm" svg:height="0.5cm" svg:x="0.53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3" table:end-x="0.485cm" table:end-y="0.501cm" draw:z-index="495" draw:name="Grafik 5" draw:style-name="gr1" draw:text-style-name="P1" svg:width="0.5cm" svg:height="0.5cm" svg:x="0.53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3" table:end-x="0.483cm" table:end-y="0.501cm" draw:z-index="1" draw:name="Grafik 5" draw:style-name="gr1" draw:text-style-name="P1" svg:width="0.5cm" svg:height="0.5cm" svg:x="0.53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  <table:table-cell table:number-columns-repeated="96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Tabelle1.B4" table:end-x="0.5cm" table:end-y="0.501cm" draw:z-index="36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4" table:end-x="0.299cm" table:end-y="0.501cm" draw:z-index="496" draw:name="Grafik 2" draw:style-name="gr1" draw:text-style-name="P1" svg:width="0.3cm" svg:height="0.5cm" svg:x="-0.001cm" svg:y="0.001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Tabelle1.D4" table:end-x="0.299cm" table:end-y="0.501cm" draw:z-index="497" draw:name="Grafik 2" draw:style-name="gr1" draw:text-style-name="P1" svg:width="0.3cm" svg:height="0.5cm" svg:x="0.54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4" table:end-x="0.498cm" table:end-y="0.501cm" draw:z-index="377" draw:name="Grafik 1" draw:style-name="gr1" draw:text-style-name="P1" svg:width="0.5cm" svg:height="0.5cm" svg:x="0.547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4" table:end-x="0.347cm" table:end-y="0.501cm" draw:z-index="427" draw:name="Grafik 8" draw:style-name="gr1" draw:text-style-name="P1" svg:width="0.35cm" svg:height="0.5cm" svg:x="0.54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4" table:end-x="0.347cm" table:end-y="0.501cm" draw:z-index="428" draw:name="Grafik 8" draw:style-name="gr1" draw:text-style-name="P1" svg:width="0.35cm" svg:height="0.5cm" svg:x="0.54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4" table:end-x="0.346cm" table:end-y="0.501cm" draw:z-index="429" draw:name="Grafik 8" draw:style-name="gr1" draw:text-style-name="P1" svg:width="0.35cm" svg:height="0.5cm" svg:x="0.54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4" table:end-x="0.345cm" table:end-y="0.501cm" draw:z-index="430" draw:name="Grafik 8" draw:style-name="gr1" draw:text-style-name="P1" svg:width="0.35cm" svg:height="0.5cm" svg:x="0.54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4" table:end-x="0.345cm" table:end-y="0.501cm" draw:z-index="431" draw:name="Grafik 8" draw:style-name="gr1" draw:text-style-name="P1" svg:width="0.35cm" svg:height="0.5cm" svg:x="0.54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4" table:end-x="0.344cm" table:end-y="0.501cm" draw:z-index="432" draw:name="Grafik 8" draw:style-name="gr1" draw:text-style-name="P1" svg:width="0.35cm" svg:height="0.5cm" svg:x="0.54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4" table:end-x="0.393cm" table:end-y="0.501cm" draw:z-index="408" draw:name="Grafik 4" draw:style-name="gr1" draw:text-style-name="P1" svg:width="0.4cm" svg:height="0.5cm" svg:x="0.54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4" table:end-x="0.493cm" table:end-y="0.501cm" draw:z-index="482" draw:name="Grafik 5" draw:style-name="gr1" draw:text-style-name="P1" svg:width="0.5cm" svg:height="0.5cm" svg:x="0.54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4" table:end-x="0.492cm" table:end-y="0.501cm" draw:z-index="483" draw:name="Grafik 5" draw:style-name="gr1" draw:text-style-name="P1" svg:width="0.5cm" svg:height="0.5cm" svg:x="0.5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4" table:end-x="0.492cm" table:end-y="0.501cm" draw:z-index="484" draw:name="Grafik 5" draw:style-name="gr1" draw:text-style-name="P1" svg:width="0.5cm" svg:height="0.5cm" svg:x="0.5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4" table:end-x="0.49cm" table:end-y="0.501cm" draw:z-index="485" draw:name="Grafik 5" draw:style-name="gr1" draw:text-style-name="P1" svg:width="0.5cm" svg:height="0.5cm" svg:x="0.53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4" table:end-x="0.49cm" table:end-y="0.501cm" draw:z-index="486" draw:name="Grafik 5" draw:style-name="gr1" draw:text-style-name="P1" svg:width="0.5cm" svg:height="0.5cm" svg:x="0.53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4" table:end-x="0.49cm" table:end-y="0.501cm" draw:z-index="487" draw:name="Grafik 5" draw:style-name="gr1" draw:text-style-name="P1" svg:width="0.5cm" svg:height="0.5cm" svg:x="0.53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4" table:end-x="0.489cm" table:end-y="0.501cm" draw:z-index="488" draw:name="Grafik 5" draw:style-name="gr1" draw:text-style-name="P1" svg:width="0.5cm" svg:height="0.5cm" svg:x="0.53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4" table:end-x="0.488cm" table:end-y="0.501cm" draw:z-index="489" draw:name="Grafik 5" draw:style-name="gr1" draw:text-style-name="P1" svg:width="0.5cm" svg:height="0.5cm" svg:x="0.53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4" table:end-x="0.488cm" table:end-y="0.501cm" draw:z-index="490" draw:name="Grafik 5" draw:style-name="gr1" draw:text-style-name="P1" svg:width="0.5cm" svg:height="0.5cm" svg:x="0.536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4" table:end-x="0.487cm" table:end-y="0.501cm" draw:z-index="491" draw:name="Grafik 5" draw:style-name="gr1" draw:text-style-name="P1" svg:width="0.5cm" svg:height="0.5cm" svg:x="0.53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4" table:end-x="0.486cm" table:end-y="0.501cm" draw:z-index="492" draw:name="Grafik 5" draw:style-name="gr1" draw:text-style-name="P1" svg:width="0.5cm" svg:height="0.5cm" svg:x="0.53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4" table:end-x="0.486cm" table:end-y="0.501cm" draw:z-index="493" draw:name="Grafik 5" draw:style-name="gr1" draw:text-style-name="P1" svg:width="0.5cm" svg:height="0.5cm" svg:x="0.53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4" table:end-x="0.485cm" table:end-y="0.501cm" draw:z-index="470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4" table:end-x="0.485cm" table:end-y="0.501cm" draw:z-index="471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4" table:end-x="0.483cm" table:end-y="0.501cm" draw:z-index="2" draw:name="Grafik 3" draw:style-name="gr1" draw:text-style-name="P1" svg:width="0.5cm" svg:height="0.5cm" svg:x="0.53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Tabelle1.B5" table:end-x="0.35cm" table:end-y="0.5cm" draw:z-index="35" draw:name="Grafik 8" draw:style-name="gr1" draw:text-style-name="P1" svg:width="0.35cm" svg:height="0.5cm" svg:x="0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5" table:end-x="0.499cm" table:end-y="0.5cm" draw:z-index="376" draw:name="Grafik 1" draw:style-name="gr1" draw:text-style-name="P1" svg:width="0.5cm" svg:height="0.5cm" svg:x="0.547cm" svg:y="0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Tabelle1.C5" table:end-x="0.499cm" table:end-y="0.5cm" draw:z-index="472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5" table:end-x="0.398cm" table:end-y="0.5cm" draw:z-index="401" draw:name="Grafik 4" draw:style-name="gr1" draw:text-style-name="P1" svg:width="0.4cm" svg:height="0.5cm" svg:x="0.54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5" table:end-x="0.497cm" table:end-y="0.5cm" draw:z-index="378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5" table:end-x="0.497cm" table:end-y="0.5cm" draw:z-index="379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5" table:end-x="0.496cm" table:end-y="0.5cm" draw:z-index="380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5" table:end-x="0.495cm" table:end-y="0.5cm" draw:z-index="381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5" table:end-x="0.495cm" table:end-y="0.5cm" draw:z-index="382" draw:name="Grafik 1" draw:style-name="gr1" draw:text-style-name="P1" svg:width="0.5cm" svg:height="0.5cm" svg:x="0.54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5" table:end-x="0.394cm" table:end-y="0.5cm" draw:z-index="407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5" table:end-x="0.493cm" table:end-y="0.5cm" draw:z-index="481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5" table:end-x="0.393cm" table:end-y="0.5cm" draw:z-index="241" draw:name="Grafik 14" draw:style-name="gr1" draw:text-style-name="P1" svg:width="0.4cm" svg:height="0.5cm" svg:x="0.54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5" table:end-x="0.392cm" table:end-y="0.5cm" draw:z-index="242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5" table:end-x="0.392cm" table:end-y="0.5cm" draw:z-index="243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5" table:end-x="0.39cm" table:end-y="0.5cm" draw:z-index="244" draw:name="Grafik 14" draw:style-name="gr1" draw:text-style-name="P1" svg:width="0.4cm" svg:height="0.5cm" svg:x="0.53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5" table:end-x="0.39cm" table:end-y="0.5cm" draw:z-index="413" draw:name="Grafik 4" draw:style-name="gr1" draw:text-style-name="P1" svg:width="0.4cm" svg:height="0.5cm" svg:x="0.53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5" table:end-x="0.39cm" table:end-y="0.5cm" draw:z-index="414" draw:name="Grafik 4" draw:style-name="gr1" draw:text-style-name="P1" svg:width="0.4cm" svg:height="0.5cm" svg:x="0.53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5" table:end-x="0.389cm" table:end-y="0.5cm" draw:z-index="415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5" table:end-x="0.338cm" table:end-y="0.5cm" draw:z-index="441" draw:name="Grafik 8" draw:style-name="gr1" draw:text-style-name="P1" svg:width="0.35cm" svg:height="0.5cm" svg:x="0.537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5" table:end-x="0.388cm" table:end-y="0.5cm" draw:z-index="417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5" table:end-x="0.387cm" table:end-y="0.5cm" draw:z-index="418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5" table:end-x="0.336cm" table:end-y="0.5cm" draw:z-index="444" draw:name="Grafik 8" draw:style-name="gr1" draw:text-style-name="P1" svg:width="0.35cm" svg:height="0.5cm" svg:x="0.53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5" table:end-x="0.336cm" table:end-y="0.5cm" draw:z-index="445" draw:name="Grafik 8" draw:style-name="gr1" draw:text-style-name="P1" svg:width="0.35cm" svg:height="0.5cm" svg:x="0.53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5" table:end-x="0.335cm" table:end-y="0.5cm" draw:z-index="447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5" table:end-x="0.335cm" table:end-y="0.5cm" draw:z-index="446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5" table:end-x="0.333cm" table:end-y="0.5cm" draw:z-index="423" draw:name="Grafik 8" draw:style-name="gr1" draw:text-style-name="P1" svg:width="0.35cm" svg:height="0.5cm" svg:x="0.53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8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>
            <draw:frame table:end-cell-address="Tabelle1.B6" table:end-x="0.4cm" table:end-y="0.5cm" draw:z-index="34" draw:name="Grafik 9" draw:style-name="gr1" draw:text-style-name="P1" svg:width="0.4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6" table:end-x="0.349cm" table:end-y="0.5cm" draw:z-index="111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Tabelle1.D6" table:end-x="0.349cm" table:end-y="0.5cm" draw:z-index="425" draw:name="Grafik 8" draw:style-name="gr1" draw:text-style-name="P1" svg:width="0.35cm" svg:height="0.5cm" svg:x="0.547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6" table:end-x="0.498cm" table:end-y="0.5cm" draw:z-index="474" draw:name="Grafik 5" draw:style-name="gr1" draw:text-style-name="P1" svg:width="0.5cm" svg:height="0.5cm" svg:x="0.54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6" table:end-x="0.397cm" table:end-y="0.5cm" draw:z-index="234" draw:name="Grafik 14" draw:style-name="gr1" draw:text-style-name="P1" svg:width="0.4cm" svg:height="0.5cm" svg:x="0.54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6" table:end-x="0.397cm" table:end-y="0.5cm" draw:z-index="403" draw:name="Grafik 4" draw:style-name="gr1" draw:text-style-name="P1" svg:width="0.4cm" svg:height="0.5cm" svg:x="0.54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6" table:end-x="0.396cm" table:end-y="0.5cm" draw:z-index="404" draw:name="Grafik 4" draw:style-name="gr1" draw:text-style-name="P1" svg:width="0.4cm" svg:height="0.5cm" svg:x="0.54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6" table:end-x="0.395cm" table:end-y="0.5cm" draw:z-index="237" draw:name="Grafik 14" draw:style-name="gr1" draw:text-style-name="P1" svg:width="0.4cm" svg:height="0.5cm" svg:x="0.54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6" table:end-x="0.395cm" table:end-y="0.5cm" draw:z-index="406" draw:name="Grafik 4" draw:style-name="gr1" draw:text-style-name="P1" svg:width="0.4cm" svg:height="0.5cm" svg:x="0.54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6" table:end-x="0.494cm" table:end-y="0.5cm" draw:z-index="480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6" table:end-x="0.343cm" table:end-y="0.5cm" draw:z-index="433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6" table:end-x="0.343cm" table:end-y="0.5cm" draw:z-index="434" draw:name="Grafik 8" draw:style-name="gr1" draw:text-style-name="P1" svg:width="0.35cm" svg:height="0.5cm" svg:x="0.54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6" table:end-x="0.392cm" table:end-y="0.5cm" draw:z-index="410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6" table:end-x="0.392cm" table:end-y="0.5cm" draw:z-index="411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6" table:end-x="0.39cm" table:end-y="0.5cm" draw:z-index="412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6" table:end-x="0.39cm" table:end-y="0.5cm" draw:z-index="245" draw:name="Grafik 14" draw:style-name="gr1" draw:text-style-name="P1" svg:width="0.4cm" svg:height="0.5cm" svg:x="0.53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6" table:end-x="0.34cm" table:end-y="0.5cm" draw:z-index="439" draw:name="Grafik 8" draw:style-name="gr1" draw:text-style-name="P1" svg:width="0.35cm" svg:height="0.5cm" svg:x="0.53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6" table:end-x="0.339cm" table:end-y="0.5cm" draw:z-index="440" draw:name="Grafik 8" draw:style-name="gr1" draw:text-style-name="P1" svg:width="0.35cm" svg:height="0.5cm" svg:x="0.537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6" table:end-x="0.388cm" table:end-y="0.5cm" draw:z-index="416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6" table:end-x="0.338cm" table:end-y="0.5cm" draw:z-index="442" draw:name="Grafik 8" draw:style-name="gr1" draw:text-style-name="P1" svg:width="0.35cm" svg:height="0.5cm" svg:x="0.53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6" table:end-x="0.337cm" table:end-y="0.5cm" draw:z-index="443" draw:name="Grafik 8" draw:style-name="gr1" draw:text-style-name="P1" svg:width="0.35cm" svg:height="0.5cm" svg:x="0.53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6" table:end-x="0.386cm" table:end-y="0.5cm" draw:z-index="419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6" table:end-x="0.386cm" table:end-y="0.5cm" draw:z-index="420" draw:name="Grafik 4" draw:style-name="gr1" draw:text-style-name="P1" svg:width="0.4cm" svg:height="0.5cm" svg:x="0.53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6" table:end-x="0.385cm" table:end-y="0.5cm" draw:z-index="421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6" table:end-x="0.385cm" table:end-y="0.5cm" draw:z-index="422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6" table:end-x="0.383cm" table:end-y="0.5cm" draw:z-index="3" draw:name="Grafik 4" draw:style-name="gr1" draw:text-style-name="P1" svg:width="0.4cm" svg:height="0.5cm" svg:x="0.53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G</text:p>
          </table:table-cell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3" office:value-type="string">
            <text:p>G</text:p>
          </table:table-cell>
          <table:table-cell table:number-columns-repeated="96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>
            <draw:frame table:end-cell-address="Tabelle1.B7" table:end-x="0.45cm" table:end-y="0.501cm" draw:z-index="33" draw:name="Grafik 20" draw:style-name="gr1" draw:text-style-name="P1" svg:width="0.45cm" svg:height="0.5cm" svg:x="0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7" table:end-x="0.399cm" table:end-y="0.501cm" draw:z-index="160" draw:name="Grafik 9" draw:style-name="gr1" draw:text-style-name="P1" svg:width="0.4cm" svg:height="0.5cm" svg:x="0.547cm" svg:y="0.001cm">
              <draw:image xlink:href="Pictures/10000201000004B0000005A93712867B.png" xlink:type="simple" xlink:show="embed" xlink:actuate="onLoad">
                <text:p/>
              </draw:image>
            </draw:frame>
            <draw:frame table:end-cell-address="Tabelle1.C7" table:end-x="0.349cm" table:end-y="0.501cm" draw:z-index="279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7" table:end-x="0.348cm" table:end-y="0.501cm" draw:z-index="426" draw:name="Grafik 8" draw:style-name="gr1" draw:text-style-name="P1" svg:width="0.35cm" svg:height="0.5cm" svg:x="0.54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7" table:end-x="0.397cm" table:end-y="0.501cm" draw:z-index="162" draw:name="Grafik 9" draw:style-name="gr1" draw:text-style-name="P1" svg:width="0.4cm" svg:height="0.5cm" svg:x="0.54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7" table:end-x="0.497cm" table:end-y="0.501cm" draw:z-index="476" draw:name="Grafik 5" draw:style-name="gr1" draw:text-style-name="P1" svg:width="0.5cm" svg:height="0.5cm" svg:x="0.54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7" table:end-x="0.496cm" table:end-y="0.501cm" draw:z-index="477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7" table:end-x="0.395cm" table:end-y="0.501cm" draw:z-index="405" draw:name="Grafik 4" draw:style-name="gr1" draw:text-style-name="P1" svg:width="0.4cm" svg:height="0.5cm" svg:x="0.54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7" table:end-x="0.495cm" table:end-y="0.501cm" draw:z-index="479" draw:name="Grafik 5" draw:style-name="gr1" draw:text-style-name="P1" svg:width="0.5cm" svg:height="0.5cm" svg:x="0.54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7" table:end-x="0.494cm" table:end-y="0.501cm" draw:z-index="383" draw:name="Grafik 1" draw:style-name="gr1" draw:text-style-name="P1" svg:width="0.5cm" svg:height="0.5cm" svg:x="0.54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7" table:end-x="0.393cm" table:end-y="0.501cm" draw:z-index="240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7" table:end-x="0.393cm" table:end-y="0.501cm" draw:z-index="409" draw:name="Grafik 4" draw:style-name="gr1" draw:text-style-name="P1" svg:width="0.4cm" svg:height="0.5cm" svg:x="0.54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7" table:end-x="0.342cm" table:end-y="0.501cm" draw:z-index="435" draw:name="Grafik 8" draw:style-name="gr1" draw:text-style-name="P1" svg:width="0.35cm" svg:height="0.5cm" svg:x="0.5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7" table:end-x="0.342cm" table:end-y="0.501cm" draw:z-index="436" draw:name="Grafik 8" draw:style-name="gr1" draw:text-style-name="P1" svg:width="0.35cm" svg:height="0.5cm" svg:x="0.5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7" table:end-x="0.34cm" table:end-y="0.501cm" draw:z-index="437" draw:name="Grafik 8" draw:style-name="gr1" draw:text-style-name="P1" svg:width="0.35cm" svg:height="0.5cm" svg:x="0.539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7" table:end-x="0.34cm" table:end-y="0.501cm" draw:z-index="438" draw:name="Grafik 8" draw:style-name="gr1" draw:text-style-name="P1" svg:width="0.35cm" svg:height="0.5cm" svg:x="0.53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7" table:end-x="0.39cm" table:end-y="0.501cm" draw:z-index="246" draw:name="Grafik 14" draw:style-name="gr1" draw:text-style-name="P1" svg:width="0.4cm" svg:height="0.5cm" svg:x="0.538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7" table:end-x="0.389cm" table:end-y="0.501cm" draw:z-index="247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7" table:end-x="0.388cm" table:end-y="0.501cm" draw:z-index="248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7" table:end-x="0.388cm" table:end-y="0.501cm" draw:z-index="249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7" table:end-x="0.387cm" table:end-y="0.501cm" draw:z-index="250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7" table:end-x="0.386cm" table:end-y="0.501cm" draw:z-index="251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7" table:end-x="0.386cm" table:end-y="0.501cm" draw:z-index="348" draw:name="Grafik 16" draw:style-name="gr1" draw:text-style-name="P1" svg:width="0.4cm" svg:height="0.5cm" svg:x="0.534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7" table:end-x="0.385cm" table:end-y="0.501cm" draw:z-index="349" draw:name="Grafik 16" draw:style-name="gr1" draw:text-style-name="P1" svg:width="0.4cm" svg:height="0.5cm" svg:x="0.533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7" table:end-x="0.485cm" table:end-y="0.501cm" draw:z-index="398" draw:name="Grafik 1" draw:style-name="gr1" draw:text-style-name="P1" svg:width="0.5cm" svg:height="0.5cm" svg:x="0.53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7" table:end-x="0.483cm" table:end-y="0.501cm" draw:z-index="4" draw:name="Grafik 1" draw:style-name="gr1" draw:text-style-name="P1" svg:width="0.5cm" svg:height="0.5cm" svg:x="0.53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R7" table:end-x="0.047cm" table:end-y="0.501cm" draw:z-index="524" draw:name="Grafik 3" draw:style-name="gr1" draw:text-style-name="P1" svg:width="0.5cm" svg:height="0.5cm" svg:x="0.09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4" table:formula="of:=SUM([.AR7:.AW7])" office:value-type="float" office:value="26">
            <text:p>26</text:p>
          </table:table-cell>
          <table:table-cell/>
          <table:table-cell>
            <draw:frame table:end-cell-address="Tabelle1.AZ7" table:end-x="0.503cm" table:end-y="0.501cm" draw:z-index="535" draw:name="Grafik 18" draw:style-name="gr1" draw:text-style-name="P1" svg:width="0.35cm" svg:height="0.5cm" svg:x="0.15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4" table:formula="of:=SUM([.BA7:.BC7])" office:value-type="float" office:value="21">
            <text:p>21</text:p>
          </table:table-cell>
          <table:table-cell table:number-columns-repeated="96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>
            <draw:frame table:end-cell-address="Tabelle1.B8" table:end-x="0.3cm" table:end-y="0.501cm" draw:z-index="32" draw:name="Grafik 2" draw:style-name="gr1" draw:text-style-name="P1" svg:width="0.3cm" svg:height="0.5cm" svg:x="0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8" table:end-x="0.399cm" table:end-y="0.501cm" draw:z-index="327" draw:name="Grafik 16" draw:style-name="gr1" draw:text-style-name="P1" svg:width="0.4cm" svg:height="0.5cm" svg:x="-0.001cm" svg:y="0.001cm">
              <draw:image xlink:href="Pictures/10000201000000780000007846091D3A.png" xlink:type="simple" xlink:show="embed" xlink:actuate="onLoad">
                <text:p/>
              </draw:image>
            </draw:frame>
            <draw:frame table:end-cell-address="Tabelle1.D8" table:end-x="0.299cm" table:end-y="0.501cm" draw:z-index="352" draw:name="Grafik 7" draw:style-name="gr1" draw:text-style-name="P1" svg:width="0.3cm" svg:height="0.5cm" svg:x="0.54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8" table:end-x="0.348cm" table:end-y="0.501cm" draw:z-index="281" draw:name="Grafik 13" draw:style-name="gr1" draw:text-style-name="P1" svg:width="0.35cm" svg:height="0.5cm" svg:x="0.54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8" table:end-x="0.397cm" table:end-y="0.501cm" draw:z-index="402" draw:name="Grafik 4" draw:style-name="gr1" draw:text-style-name="P1" svg:width="0.4cm" svg:height="0.5cm" svg:x="0.54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8" table:end-x="0.397cm" table:end-y="0.501cm" draw:z-index="235" draw:name="Grafik 14" draw:style-name="gr1" draw:text-style-name="P1" svg:width="0.4cm" svg:height="0.5cm" svg:x="0.54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8" table:end-x="0.396cm" table:end-y="0.501cm" draw:z-index="236" draw:name="Grafik 14" draw:style-name="gr1" draw:text-style-name="P1" svg:width="0.4cm" svg:height="0.5cm" svg:x="0.544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8" table:end-x="0.495cm" table:end-y="0.501cm" draw:z-index="478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8" table:end-x="0.395cm" table:end-y="0.501cm" draw:z-index="238" draw:name="Grafik 14" draw:style-name="gr1" draw:text-style-name="P1" svg:width="0.4cm" svg:height="0.5cm" svg:x="0.54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8" table:end-x="0.394cm" table:end-y="0.501cm" draw:z-index="239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8" table:end-x="0.493cm" table:end-y="0.501cm" draw:z-index="384" draw:name="Grafik 1" draw:style-name="gr1" draw:text-style-name="P1" svg:width="0.5cm" svg:height="0.5cm" svg:x="0.54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8" table:end-x="0.493cm" table:end-y="0.501cm" draw:z-index="385" draw:name="Grafik 1" draw:style-name="gr1" draw:text-style-name="P1" svg:width="0.5cm" svg:height="0.5cm" svg:x="0.54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8" table:end-x="0.492cm" table:end-y="0.501cm" draw:z-index="386" draw:name="Grafik 1" draw:style-name="gr1" draw:text-style-name="P1" svg:width="0.5cm" svg:height="0.5cm" svg:x="0.5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8" table:end-x="0.492cm" table:end-y="0.501cm" draw:z-index="387" draw:name="Grafik 1" draw:style-name="gr1" draw:text-style-name="P1" svg:width="0.5cm" svg:height="0.5cm" svg:x="0.5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8" table:end-x="0.49cm" table:end-y="0.501cm" draw:z-index="388" draw:name="Grafik 1" draw:style-name="gr1" draw:text-style-name="P1" svg:width="0.5cm" svg:height="0.5cm" svg:x="0.53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8" table:end-x="0.44cm" table:end-y="0.501cm" draw:z-index="317" draw:name="Grafik 17" draw:style-name="gr1" draw:text-style-name="P1" svg:width="0.45cm" svg:height="0.5cm" svg:x="0.538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8" table:end-x="0.44cm" table:end-y="0.501cm" draw:z-index="318" draw:name="Grafik 17" draw:style-name="gr1" draw:text-style-name="P1" svg:width="0.45cm" svg:height="0.5cm" svg:x="0.538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8" table:end-x="0.439cm" table:end-y="0.501cm" draw:z-index="319" draw:name="Grafik 17" draw:style-name="gr1" draw:text-style-name="P1" svg:width="0.45cm" svg:height="0.5cm" svg:x="0.537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8" table:end-x="0.438cm" table:end-y="0.501cm" draw:z-index="320" draw:name="Grafik 17" draw:style-name="gr1" draw:text-style-name="P1" svg:width="0.45cm" svg:height="0.5cm" svg:x="0.537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8" table:end-x="0.438cm" table:end-y="0.501cm" draw:z-index="321" draw:name="Grafik 17" draw:style-name="gr1" draw:text-style-name="P1" svg:width="0.45cm" svg:height="0.5cm" svg:x="0.536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8" table:end-x="0.437cm" table:end-y="0.501cm" draw:z-index="322" draw:name="Grafik 17" draw:style-name="gr1" draw:text-style-name="P1" svg:width="0.45cm" svg:height="0.5cm" svg:x="0.535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8" table:end-x="0.436cm" table:end-y="0.501cm" draw:z-index="323" draw:name="Grafik 17" draw:style-name="gr1" draw:text-style-name="P1" svg:width="0.45cm" svg:height="0.5cm" svg:x="0.535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8" table:end-x="0.336cm" table:end-y="0.501cm" draw:z-index="300" draw:name="Grafik 13" draw:style-name="gr1" draw:text-style-name="P1" svg:width="0.35cm" svg:height="0.5cm" svg:x="0.53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8" table:end-x="0.435cm" table:end-y="0.501cm" draw:z-index="325" draw:name="Grafik 17" draw:style-name="gr1" draw:text-style-name="P1" svg:width="0.45cm" svg:height="0.5cm" svg:x="0.533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8" table:end-x="0.285cm" table:end-y="0.501cm" draw:z-index="374" draw:name="Grafik 7" draw:style-name="gr1" draw:text-style-name="P1" svg:width="0.3cm" svg:height="0.5cm" svg:x="0.53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8" table:end-x="0.283cm" table:end-y="0.501cm" draw:z-index="5" draw:name="Grafik 7" draw:style-name="gr1" draw:text-style-name="P1" svg:width="0.3cm" svg:height="0.5cm" svg:x="0.53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8" table:end-x="0.395cm" table:end-y="0.501cm" draw:z-index="525" draw:name="Grafik 2" draw:style-name="gr1" draw:text-style-name="P1" svg:width="0.3cm" svg:height="0.5cm" svg:x="0.09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table:formula="of:=SUM([.AR8:.AW8])" office:value-type="float" office:value="25">
            <text:p>25</text:p>
          </table:table-cell>
          <table:table-cell/>
          <table:table-cell>
            <draw:frame table:end-cell-address="Tabelle1.BA8" table:end-x="0.055cm" table:end-y="0.501cm" draw:z-index="536" draw:name="Grafik 20" draw:style-name="gr1" draw:text-style-name="P1" svg:width="0.45cm" svg:height="0.5cm" svg:x="0.153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4" table:formula="of:=SUM([.BA8:.BC8])" office:value-type="float" office:value="18">
            <text:p>18</text:p>
          </table:table-cell>
          <table:table-cell/>
          <table:table-cell table:style-name="Default" table:number-columns-repeated="4"/>
          <table:table-cell table:number-columns-repeated="96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>
            <draw:frame table:end-cell-address="Tabelle1.B9" table:end-x="0.5cm" table:end-y="0.5cm" draw:z-index="31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9" table:end-x="0.449cm" table:end-y="0.5cm" draw:z-index="255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Tabelle1.D9" table:end-x="0.399cm" table:end-y="0.5cm" draw:z-index="400" draw:name="Grafik 4" draw:style-name="gr1" draw:text-style-name="P1" svg:width="0.4cm" svg:height="0.5cm" svg:x="0.54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9" table:end-x="0.448cm" table:end-y="0.5cm" draw:z-index="257" draw:name="Grafik 15" draw:style-name="gr1" draw:text-style-name="P1" svg:width="0.45cm" svg:height="0.5cm" svg:x="0.54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9" table:end-x="0.347cm" table:end-y="0.5cm" draw:z-index="282" draw:name="Grafik 13" draw:style-name="gr1" draw:text-style-name="P1" svg:width="0.35cm" svg:height="0.5cm" svg:x="0.54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9" table:end-x="0.397cm" table:end-y="0.5cm" draw:z-index="163" draw:name="Grafik 9" draw:style-name="gr1" draw:text-style-name="P1" svg:width="0.4cm" svg:height="0.5cm" svg:x="0.54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9" table:end-x="0.296cm" table:end-y="0.5cm" draw:z-index="212" draw:name="Grafik 11" draw:style-name="gr1" draw:text-style-name="P1" svg:width="0.3cm" svg:height="0.5cm" svg:x="0.54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9" table:end-x="0.445cm" table:end-y="0.5cm" draw:z-index="309" draw:name="Grafik 17" draw:style-name="gr1" draw:text-style-name="P1" svg:width="0.45cm" svg:height="0.5cm" svg:x="0.54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9" table:end-x="0.445cm" table:end-y="0.5cm" draw:z-index="310" draw:name="Grafik 17" draw:style-name="gr1" draw:text-style-name="P1" svg:width="0.45cm" svg:height="0.5cm" svg:x="0.543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9" table:end-x="0.294cm" table:end-y="0.5cm" draw:z-index="215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9" table:end-x="0.293cm" table:end-y="0.5cm" draw:z-index="216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9" table:end-x="0.443cm" table:end-y="0.5cm" draw:z-index="313" draw:name="Grafik 17" draw:style-name="gr1" draw:text-style-name="P1" svg:width="0.45cm" svg:height="0.5cm" svg:x="0.541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9" table:end-x="0.442cm" table:end-y="0.5cm" draw:z-index="314" draw:name="Grafik 17" draw:style-name="gr1" draw:text-style-name="P1" svg:width="0.45cm" svg:height="0.5cm" svg:x="0.5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9" table:end-x="0.442cm" table:end-y="0.5cm" draw:z-index="315" draw:name="Grafik 17" draw:style-name="gr1" draw:text-style-name="P1" svg:width="0.45cm" svg:height="0.5cm" svg:x="0.5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9" table:end-x="0.44cm" table:end-y="0.5cm" draw:z-index="316" draw:name="Grafik 17" draw:style-name="gr1" draw:text-style-name="P1" svg:width="0.45cm" svg:height="0.5cm" svg:x="0.539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9" table:end-x="0.49cm" table:end-y="0.5cm" draw:z-index="389" draw:name="Grafik 1" draw:style-name="gr1" draw:text-style-name="P1" svg:width="0.5cm" svg:height="0.5cm" svg:x="0.53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9" table:end-x="0.49cm" table:end-y="0.5cm" draw:z-index="390" draw:name="Grafik 1" draw:style-name="gr1" draw:text-style-name="P1" svg:width="0.5cm" svg:height="0.5cm" svg:x="0.53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9" table:end-x="0.489cm" table:end-y="0.5cm" draw:z-index="391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9" table:end-x="0.388cm" table:end-y="0.5cm" draw:z-index="176" draw:name="Grafik 9" draw:style-name="gr1" draw:text-style-name="P1" svg:width="0.4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9" table:end-x="0.288cm" table:end-y="0.5cm" draw:z-index="369" draw:name="Grafik 7" draw:style-name="gr1" draw:text-style-name="P1" svg:width="0.3cm" svg:height="0.5cm" svg:x="0.536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9" table:end-x="0.287cm" table:end-y="0.5cm" draw:z-index="370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9" table:end-x="0.286cm" table:end-y="0.5cm" draw:z-index="371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9" table:end-x="0.386cm" table:end-y="0.5cm" draw:z-index="252" draw:name="Grafik 14" draw:style-name="gr1" draw:text-style-name="P1" svg:width="0.4cm" svg:height="0.5cm" svg:x="0.53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9" table:end-x="0.285cm" table:end-y="0.5cm" draw:z-index="373" draw:name="Grafik 7" draw:style-name="gr1" draw:text-style-name="P1" svg:width="0.3cm" svg:height="0.5cm" svg:x="0.53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9" table:end-x="0.385cm" table:end-y="0.5cm" draw:z-index="350" draw:name="Grafik 16" draw:style-name="gr1" draw:text-style-name="P1" svg:width="0.4cm" svg:height="0.5cm" svg:x="0.533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9" table:end-x="0.383cm" table:end-y="0.5cm" draw:z-index="16" draw:name="Grafik 16" draw:style-name="gr1" draw:text-style-name="P1" svg:width="0.4cm" svg:height="0.5cm" svg:x="0.532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9" table:end-x="0.445cm" table:end-y="0.5cm" draw:z-index="526" draw:name="Grafik 8" draw:style-name="gr1" draw:text-style-name="P1" svg:width="0.35cm" svg:height="0.5cm" svg:x="0.09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4" table:formula="of:=SUM([.AR9:.AW9])" office:value-type="float" office:value="25">
            <text:p>25</text:p>
          </table:table-cell>
          <table:table-cell/>
          <table:table-cell>
            <draw:frame table:end-cell-address="Tabelle1.AZ9" table:end-x="0.503cm" table:end-y="0.5cm" draw:z-index="537" draw:name="Grafik 12" draw:style-name="gr1" draw:text-style-name="P1" svg:width="0.35cm" svg:height="0.5cm" svg:x="0.15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4" table:formula="of:=SUM([.BA9:.BC9])" office:value-type="float" office:value="16">
            <text:p>16</text:p>
          </table:table-cell>
          <table:table-cell table:number-columns-repeated="96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>
            <draw:frame table:end-cell-address="Tabelle1.B10" table:end-x="0.35cm" table:end-y="0.5cm" draw:z-index="30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0" table:end-x="0.449cm" table:end-y="0.5cm" draw:z-index="303" draw:name="Grafik 17" draw:style-name="gr1" draw:text-style-name="P1" svg:width="0.45cm" svg:height="0.5cm" svg:x="-0.001cm" svg:y="0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Tabelle1.D10" table:end-x="0.499cm" table:end-y="0.5cm" draw:z-index="473" draw:name="Grafik 5" draw:style-name="gr1" draw:text-style-name="P1" svg:width="0.5cm" svg:height="0.5cm" svg:x="0.54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0" table:end-x="0.398cm" table:end-y="0.5cm" draw:z-index="233" draw:name="Grafik 14" draw:style-name="gr1" draw:text-style-name="P1" svg:width="0.4cm" svg:height="0.5cm" svg:x="0.547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0" table:end-x="0.497cm" table:end-y="0.5cm" draw:z-index="475" draw:name="Grafik 5" draw:style-name="gr1" draw:text-style-name="P1" svg:width="0.5cm" svg:height="0.5cm" svg:x="0.5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0" table:end-x="0.447cm" table:end-y="0.5cm" draw:z-index="307" draw:name="Grafik 17" draw:style-name="gr1" draw:text-style-name="P1" svg:width="0.45cm" svg:height="0.5cm" svg:x="0.54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0" table:end-x="0.396cm" table:end-y="0.5cm" draw:z-index="164" draw:name="Grafik 9" draw:style-name="gr1" draw:text-style-name="P1" svg:width="0.4cm" svg:height="0.5cm" svg:x="0.54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0" table:end-x="0.295cm" table:end-y="0.5cm" draw:z-index="213" draw:name="Grafik 11" draw:style-name="gr1" draw:text-style-name="P1" svg:width="0.3cm" svg:height="0.5cm" svg:x="0.54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0" table:end-x="0.295cm" table:end-y="0.5cm" draw:z-index="214" draw:name="Grafik 11" draw:style-name="gr1" draw:text-style-name="P1" svg:width="0.3cm" svg:height="0.5cm" svg:x="0.54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0" table:end-x="0.444cm" table:end-y="0.5cm" draw:z-index="311" draw:name="Grafik 17" draw:style-name="gr1" draw:text-style-name="P1" svg:width="0.45cm" svg:height="0.5cm" svg:x="0.54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0" table:end-x="0.393cm" table:end-y="0.5cm" draw:z-index="336" draw:name="Grafik 16" draw:style-name="gr1" draw:text-style-name="P1" svg:width="0.4cm" svg:height="0.5cm" svg:x="0.542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0" table:end-x="0.293cm" table:end-y="0.5cm" draw:z-index="217" draw:name="Grafik 11" draw:style-name="gr1" draw:text-style-name="P1" svg:width="0.3cm" svg:height="0.5cm" svg:x="0.541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0" table:end-x="0.392cm" table:end-y="0.5cm" draw:z-index="338" draw:name="Grafik 16" draw:style-name="gr1" draw:text-style-name="P1" svg:width="0.4cm" svg:height="0.5cm" svg:x="0.54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0" table:end-x="0.392cm" table:end-y="0.5cm" draw:z-index="339" draw:name="Grafik 16" draw:style-name="gr1" draw:text-style-name="P1" svg:width="0.4cm" svg:height="0.5cm" svg:x="0.54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0" table:end-x="0.39cm" table:end-y="0.5cm" draw:z-index="172" draw:name="Grafik 9" draw:style-name="gr1" draw:text-style-name="P1" svg:width="0.4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0" table:end-x="0.39cm" table:end-y="0.5cm" draw:z-index="173" draw:name="Grafik 9" draw:style-name="gr1" draw:text-style-name="P1" svg:width="0.4cm" svg:height="0.5cm" svg:x="0.538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0" table:end-x="0.34cm" table:end-y="0.5cm" draw:z-index="294" draw:name="Grafik 13" draw:style-name="gr1" draw:text-style-name="P1" svg:width="0.35cm" svg:height="0.5cm" svg:x="0.53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0" table:end-x="0.389cm" table:end-y="0.5cm" draw:z-index="175" draw:name="Grafik 9" draw:style-name="gr1" draw:text-style-name="P1" svg:width="0.4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0" table:end-x="0.388cm" table:end-y="0.5cm" draw:z-index="344" draw:name="Grafik 16" draw:style-name="gr1" draw:text-style-name="P1" svg:width="0.4cm" svg:height="0.5cm" svg:x="0.537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0" table:end-x="0.388cm" table:end-y="0.5cm" draw:z-index="177" draw:name="Grafik 9" draw:style-name="gr1" draw:text-style-name="P1" svg:width="0.4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0" table:end-x="0.387cm" table:end-y="0.5cm" draw:z-index="346" draw:name="Grafik 16" draw:style-name="gr1" draw:text-style-name="P1" svg:width="0.4cm" svg:height="0.5cm" svg:x="0.53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0" table:end-x="0.386cm" table:end-y="0.5cm" draw:z-index="347" draw:name="Grafik 16" draw:style-name="gr1" draw:text-style-name="P1" svg:width="0.4cm" svg:height="0.5cm" svg:x="0.53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0" table:end-x="0.436cm" table:end-y="0.5cm" draw:z-index="324" draw:name="Grafik 17" draw:style-name="gr1" draw:text-style-name="P1" svg:width="0.45cm" svg:height="0.5cm" svg:x="0.53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0" table:end-x="0.485cm" table:end-y="0.5cm" draw:z-index="397" draw:name="Grafik 1" draw:style-name="gr1" draw:text-style-name="P1" svg:width="0.5cm" svg:height="0.5cm" svg:x="0.53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0" table:end-x="0.435cm" table:end-y="0.5cm" draw:z-index="326" draw:name="Grafik 17" draw:style-name="gr1" draw:text-style-name="P1" svg:width="0.45cm" svg:height="0.5cm" svg:x="0.533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0" table:end-x="0.433cm" table:end-y="0.5cm" draw:z-index="6" draw:name="Grafik 17" draw:style-name="gr1" draw:text-style-name="P1" svg:width="0.45cm" svg:height="0.5cm" svg:x="0.53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R10" table:end-x="0.047cm" table:end-y="0.5cm" draw:z-index="527" draw:name="Grafik 5" draw:style-name="gr1" draw:text-style-name="P1" svg:width="0.5cm" svg:height="0.5cm" svg:x="0.09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table:formula="of:=SUM([.AR10:.AW10])" office:value-type="float" office:value="22">
            <text:p>22</text:p>
          </table:table-cell>
          <table:table-cell/>
          <table:table-cell>
            <draw:frame table:end-cell-address="Tabelle1.BA10" table:end-x="0.055cm" table:end-y="0.5cm" draw:z-index="538" draw:name="Grafik 6" draw:style-name="gr1" draw:text-style-name="P1" svg:width="0.45cm" svg:height="0.5cm" svg:x="0.153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4" table:formula="of:=SUM([.BA10:.BC10])" office:value-type="float" office:value="12">
            <text:p>12</text:p>
          </table:table-cell>
          <table:table-cell table:number-columns-repeated="96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>
            <draw:frame table:end-cell-address="Tabelle1.B11" table:end-x="0.4cm" table:end-y="0.501cm" draw:z-index="29" draw:name="Grafik 4" draw:style-name="gr1" draw:text-style-name="P1" svg:width="0.4cm" svg:height="0.5cm" svg:x="0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1" table:end-x="0.349cm" table:end-y="0.501cm" draw:z-index="112" draw:name="Grafik 12" draw:style-name="gr1" draw:text-style-name="P1" svg:width="0.35cm" svg:height="0.5cm" svg:x="0.547cm" svg:y="0.001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Tabelle1.C11" table:end-x="0.499cm" table:end-y="0.501cm" draw:z-index="375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1" table:end-x="0.398cm" table:end-y="0.501cm" draw:z-index="161" draw:name="Grafik 9" draw:style-name="gr1" draw:text-style-name="P1" svg:width="0.4cm" svg:height="0.5cm" svg:x="0.54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1" table:end-x="0.447cm" table:end-y="0.501cm" draw:z-index="258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1" table:end-x="0.297cm" table:end-y="0.501cm" draw:z-index="211" draw:name="Grafik 11" draw:style-name="gr1" draw:text-style-name="P1" svg:width="0.3cm" svg:height="0.5cm" svg:x="0.54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1" table:end-x="0.396cm" table:end-y="0.501cm" draw:z-index="332" draw:name="Grafik 16" draw:style-name="gr1" draw:text-style-name="P1" svg:width="0.4cm" svg:height="0.5cm" svg:x="0.544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1" table:end-x="0.395cm" table:end-y="0.501cm" draw:z-index="165" draw:name="Grafik 9" draw:style-name="gr1" draw:text-style-name="P1" svg:width="0.4cm" svg:height="0.5cm" svg:x="0.54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1" table:end-x="0.345cm" table:end-y="0.501cm" draw:z-index="286" draw:name="Grafik 13" draw:style-name="gr1" draw:text-style-name="P1" svg:width="0.35cm" svg:height="0.5cm" svg:x="0.54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1" table:end-x="0.294cm" table:end-y="0.501cm" draw:z-index="359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1" table:end-x="0.443cm" table:end-y="0.501cm" draw:z-index="312" draw:name="Grafik 17" draw:style-name="gr1" draw:text-style-name="P1" svg:width="0.45cm" svg:height="0.5cm" svg:x="0.542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1" table:end-x="0.393cm" table:end-y="0.501cm" draw:z-index="337" draw:name="Grafik 16" draw:style-name="gr1" draw:text-style-name="P1" svg:width="0.4cm" svg:height="0.5cm" svg:x="0.541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1" table:end-x="0.292cm" table:end-y="0.501cm" draw:z-index="218" draw:name="Grafik 11" draw:style-name="gr1" draw:text-style-name="P1" svg:width="0.3cm" svg:height="0.5cm" svg:x="0.5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1" table:end-x="0.392cm" table:end-y="0.501cm" draw:z-index="171" draw:name="Grafik 9" draw:style-name="gr1" draw:text-style-name="P1" svg:width="0.4cm" svg:height="0.5cm" svg:x="0.5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1" table:end-x="0.29cm" table:end-y="0.501cm" draw:z-index="364" draw:name="Grafik 7" draw:style-name="gr1" draw:text-style-name="P1" svg:width="0.3cm" svg:height="0.5cm" svg:x="0.53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1" table:end-x="0.29cm" table:end-y="0.501cm" draw:z-index="365" draw:name="Grafik 7" draw:style-name="gr1" draw:text-style-name="P1" svg:width="0.3cm" svg:height="0.5cm" svg:x="0.53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1" table:end-x="0.39cm" table:end-y="0.501cm" draw:z-index="174" draw:name="Grafik 9" draw:style-name="gr1" draw:text-style-name="P1" svg:width="0.4cm" svg:height="0.5cm" svg:x="0.53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1" table:end-x="0.339cm" table:end-y="0.501cm" draw:z-index="295" draw:name="Grafik 13" draw:style-name="gr1" draw:text-style-name="P1" svg:width="0.35cm" svg:height="0.5cm" svg:x="0.53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1" table:end-x="0.288cm" table:end-y="0.501cm" draw:z-index="368" draw:name="Grafik 7" draw:style-name="gr1" draw:text-style-name="P1" svg:width="0.3cm" svg:height="0.5cm" svg:x="0.53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1" table:end-x="0.388cm" table:end-y="0.501cm" draw:z-index="345" draw:name="Grafik 16" draw:style-name="gr1" draw:text-style-name="P1" svg:width="0.4cm" svg:height="0.5cm" svg:x="0.536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1" table:end-x="0.487cm" table:end-y="0.501cm" draw:z-index="394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1" table:end-x="0.486cm" table:end-y="0.501cm" draw:z-index="395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1" table:end-x="0.286cm" table:end-y="0.501cm" draw:z-index="372" draw:name="Grafik 7" draw:style-name="gr1" draw:text-style-name="P1" svg:width="0.3cm" svg:height="0.5cm" svg:x="0.53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1" table:end-x="0.335cm" table:end-y="0.501cm" draw:z-index="301" draw:name="Grafik 13" draw:style-name="gr1" draw:text-style-name="P1" svg:width="0.35cm" svg:height="0.5cm" svg:x="0.53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1" table:end-x="0.335cm" table:end-y="0.501cm" draw:z-index="302" draw:name="Grafik 13" draw:style-name="gr1" draw:text-style-name="P1" svg:width="0.35cm" svg:height="0.5cm" svg:x="0.53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1" table:end-x="0.333cm" table:end-y="0.501cm" draw:z-index="7" draw:name="Grafik 13" draw:style-name="gr1" draw:text-style-name="P1" svg:width="0.35cm" svg:height="0.5cm" svg:x="0.53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11" table:end-x="0.495cm" table:end-y="0.501cm" draw:z-index="528" draw:name="Grafik 4" draw:style-name="gr1" draw:text-style-name="P1" svg:width="0.4cm" svg:height="0.5cm" svg:x="0.09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4" table:formula="of:=SUM([.AR11:.AW11])" office:value-type="float" office:value="22">
            <text:p>22</text:p>
          </table:table-cell>
          <table:table-cell/>
          <table:table-cell>
            <draw:frame table:end-cell-address="Tabelle1.BA11" table:end-x="0.005cm" table:end-y="0.501cm" draw:z-index="520" draw:name="Grafik 19" draw:style-name="gr1" draw:text-style-name="P1" svg:width="0.4cm" svg:height="0.5cm" svg:x="0.153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SUM([.BA11:.BC11])" office:value-type="float" office:value="6">
            <text:p>6</text:p>
          </table:table-cell>
          <table:table-cell table:number-columns-repeated="96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>
            <draw:frame table:end-cell-address="Tabelle1.B12" table:end-x="0.35cm" table:end-y="0.5cm" draw:z-index="28" draw:name="Grafik 13" draw:style-name="gr1" draw:text-style-name="P1" svg:width="0.35cm" svg:height="0.5cm" svg:x="0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2" table:end-x="0.399cm" table:end-y="0.5cm" draw:z-index="328" draw:name="Grafik 16" draw:style-name="gr1" draw:text-style-name="P1" svg:width="0.4cm" svg:height="0.5cm" svg:x="0.547cm" svg:y="0cm">
              <draw:image xlink:href="Pictures/10000201000000780000007846091D3A.png" xlink:type="simple" xlink:show="embed" xlink:actuate="onLoad">
                <text:p/>
              </draw:image>
            </draw:frame>
            <draw:frame table:end-cell-address="Tabelle1.C12" table:end-x="0.349cm" table:end-y="0.5cm" draw:z-index="424" draw:name="Grafik 8" draw:style-name="gr1" draw:text-style-name="P1" svg:width="0.35cm" svg:height="0.5cm" svg:x="-0.0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2" table:end-x="0.448cm" table:end-y="0.5cm" draw:z-index="41" draw:name="Grafik 20" draw:style-name="gr1" draw:text-style-name="P1" svg:width="0.45cm" svg:height="0.5cm" svg:x="0.547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2" table:end-x="0.447cm" table:end-y="0.5cm" draw:z-index="42" draw:name="Grafik 20" draw:style-name="gr1" draw:text-style-name="P1" svg:width="0.45cm" svg:height="0.5cm" svg:x="0.545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2" table:end-x="0.347cm" table:end-y="0.5cm" draw:z-index="283" draw:name="Grafik 13" draw:style-name="gr1" draw:text-style-name="P1" svg:width="0.35cm" svg:height="0.5cm" svg:x="0.54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2" table:end-x="0.346cm" table:end-y="0.5cm" draw:z-index="284" draw:name="Grafik 13" draw:style-name="gr1" draw:text-style-name="P1" svg:width="0.35cm" svg:height="0.5cm" svg:x="0.54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2" table:end-x="0.495cm" table:end-y="0.5cm" draw:z-index="189" draw:name="Grafik 10" draw:style-name="gr1" draw:text-style-name="P1" svg:width="0.5cm" svg:height="0.5cm" svg:x="0.54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2" table:end-x="0.395cm" table:end-y="0.5cm" draw:z-index="166" draw:name="Grafik 9" draw:style-name="gr1" draw:text-style-name="P1" svg:width="0.4cm" svg:height="0.5cm" svg:x="0.54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2" table:end-x="0.344cm" table:end-y="0.5cm" draw:z-index="287" draw:name="Grafik 13" draw:style-name="gr1" draw:text-style-name="P1" svg:width="0.35cm" svg:height="0.5cm" svg:x="0.54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2" table:end-x="0.293cm" table:end-y="0.5cm" draw:z-index="360" draw:name="Grafik 7" draw:style-name="gr1" draw:text-style-name="P1" svg:width="0.3cm" svg:height="0.5cm" svg:x="0.54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2" table:end-x="0.393cm" table:end-y="0.5cm" draw:z-index="169" draw:name="Grafik 9" draw:style-name="gr1" draw:text-style-name="P1" svg:width="0.4cm" svg:height="0.5cm" svg:x="0.54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2" table:end-x="0.392cm" table:end-y="0.5cm" draw:z-index="170" draw:name="Grafik 9" draw:style-name="gr1" draw:text-style-name="P1" svg:width="0.4cm" svg:height="0.5cm" svg:x="0.5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2" table:end-x="0.292cm" table:end-y="0.5cm" draw:z-index="363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2" table:end-x="0.39cm" table:end-y="0.5cm" draw:z-index="340" draw:name="Grafik 16" draw:style-name="gr1" draw:text-style-name="P1" svg:width="0.4cm" svg:height="0.5cm" svg:x="0.539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2" table:end-x="0.44cm" table:end-y="0.5cm" draw:z-index="269" draw:name="Grafik 15" draw:style-name="gr1" draw:text-style-name="P1" svg:width="0.45cm" svg:height="0.5cm" svg:x="0.53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2" table:end-x="0.29cm" table:end-y="0.5cm" draw:z-index="366" draw:name="Grafik 7" draw:style-name="gr1" draw:text-style-name="P1" svg:width="0.3cm" svg:height="0.5cm" svg:x="0.538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2" table:end-x="0.389cm" table:end-y="0.5cm" draw:z-index="343" draw:name="Grafik 16" draw:style-name="gr1" draw:text-style-name="P1" svg:width="0.4cm" svg:height="0.5cm" svg:x="0.537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2" table:end-x="0.488cm" table:end-y="0.5cm" draw:z-index="392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2" table:end-x="0.488cm" table:end-y="0.5cm" draw:z-index="393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2" table:end-x="0.337cm" table:end-y="0.5cm" draw:z-index="298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2" table:end-x="0.336cm" table:end-y="0.5cm" draw:z-index="299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2" table:end-x="0.486cm" table:end-y="0.5cm" draw:z-index="396" draw:name="Grafik 1" draw:style-name="gr1" draw:text-style-name="P1" svg:width="0.5cm" svg:height="0.5cm" svg:x="0.53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2" table:end-x="0.385cm" table:end-y="0.5cm" draw:z-index="253" draw:name="Grafik 14" draw:style-name="gr1" draw:text-style-name="P1" svg:width="0.4cm" svg:height="0.5cm" svg:x="0.53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2" table:end-x="0.385cm" table:end-y="0.5cm" draw:z-index="254" draw:name="Grafik 14" draw:style-name="gr1" draw:text-style-name="P1" svg:width="0.4cm" svg:height="0.5cm" svg:x="0.53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2" table:end-x="0.433cm" table:end-y="0.5cm" draw:z-index="8" draw:name="Grafik 15" draw:style-name="gr1" draw:text-style-name="P1" svg:width="0.45cm" svg:height="0.5cm" svg:x="0.53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12" table:end-x="0.495cm" table:end-y="0.5cm" draw:z-index="529" draw:name="Grafik 14" draw:style-name="gr1" draw:text-style-name="P1" svg:width="0.4cm" svg:height="0.5cm" svg:x="0.09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4" table:formula="of:=SUM([.AR12:.AW12])" office:value-type="float" office:value="14">
            <text:p>14</text:p>
          </table:table-cell>
          <table:table-cell/>
          <table:table-cell>
            <draw:frame table:end-cell-address="Tabelle1.AZ12" table:end-x="0.453cm" table:end-y="0.5cm" draw:z-index="521" draw:name="Grafik 11" draw:style-name="gr1" draw:text-style-name="P1" svg:width="0.3cm" svg:height="0.5cm" svg:x="0.15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SUM([.BA12:.BC12])" office:value-type="float" office:value="2">
            <text:p>2</text:p>
          </table:table-cell>
          <table:table-cell table:number-columns-repeated="96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>
            <draw:frame table:end-cell-address="Tabelle1.B13" table:end-x="0.4cm" table:end-y="0.5cm" draw:z-index="27" draw:name="Grafik 16" draw:style-name="gr1" draw:text-style-name="P1" svg:width="0.4cm" svg:height="0.5cm" svg:x="0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3" table:end-x="0.449cm" table:end-y="0.5cm" draw:z-index="39" draw:name="Grafik 20" draw:style-name="gr1" draw:text-style-name="P1" svg:width="0.45cm" svg:height="0.5cm" svg:x="-0.001cm" svg:y="0cm">
              <draw:image xlink:href="Pictures/10000201000000780000009ABF962573.png" xlink:type="simple" xlink:show="embed" xlink:actuate="onLoad">
                <text:p/>
              </draw:image>
            </draw:frame>
            <draw:frame table:end-cell-address="Tabelle1.D13" table:end-x="0.449cm" table:end-y="0.5cm" draw:z-index="256" draw:name="Grafik 15" draw:style-name="gr1" draw:text-style-name="P1" svg:width="0.45cm" svg:height="0.5cm" svg:x="0.54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3" table:end-x="0.298cm" table:end-y="0.5cm" draw:z-index="353" draw:name="Grafik 7" draw:style-name="gr1" draw:text-style-name="P1" svg:width="0.3cm" svg:height="0.5cm" svg:x="0.54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3" table:end-x="0.447cm" table:end-y="0.5cm" draw:z-index="306" draw:name="Grafik 17" draw:style-name="gr1" draw:text-style-name="P1" svg:width="0.45cm" svg:height="0.5cm" svg:x="0.545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3" table:end-x="0.497cm" table:end-y="0.5cm" draw:z-index="187" draw:name="Grafik 10" draw:style-name="gr1" draw:text-style-name="P1" svg:width="0.5cm" svg:height="0.5cm" svg:x="0.54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3" table:end-x="0.446cm" table:end-y="0.5cm" draw:z-index="308" draw:name="Grafik 17" draw:style-name="gr1" draw:text-style-name="P1" svg:width="0.45cm" svg:height="0.5cm" svg:x="0.544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3" table:end-x="0.295cm" table:end-y="0.5cm" draw:z-index="357" draw:name="Grafik 7" draw:style-name="gr1" draw:text-style-name="P1" svg:width="0.3cm" svg:height="0.5cm" svg:x="0.54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3" table:end-x="0.295cm" table:end-y="0.5cm" draw:z-index="358" draw:name="Grafik 7" draw:style-name="gr1" draw:text-style-name="P1" svg:width="0.3cm" svg:height="0.5cm" svg:x="0.54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3" table:end-x="0.394cm" table:end-y="0.5cm" draw:z-index="335" draw:name="Grafik 16" draw:style-name="gr1" draw:text-style-name="P1" svg:width="0.4cm" svg:height="0.5cm" svg:x="0.542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3" table:end-x="0.493cm" table:end-y="0.5cm" draw:z-index="192" draw:name="Grafik 10" draw:style-name="gr1" draw:text-style-name="P1" svg:width="0.5cm" svg:height="0.5cm" svg:x="0.54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3" table:end-x="0.493cm" table:end-y="0.5cm" draw:z-index="193" draw:name="Grafik 10" draw:style-name="gr1" draw:text-style-name="P1" svg:width="0.5cm" svg:height="0.5cm" svg:x="0.54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3" table:end-x="0.292cm" table:end-y="0.5cm" draw:z-index="362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3" table:end-x="0.342cm" table:end-y="0.5cm" draw:z-index="291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3" table:end-x="0.34cm" table:end-y="0.5cm" draw:z-index="292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3" table:end-x="0.34cm" table:end-y="0.5cm" draw:z-index="293" draw:name="Grafik 13" draw:style-name="gr1" draw:text-style-name="P1" svg:width="0.35cm" svg:height="0.5cm" svg:x="0.53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3" table:end-x="0.44cm" table:end-y="0.5cm" draw:z-index="270" draw:name="Grafik 15" draw:style-name="gr1" draw:text-style-name="P1" svg:width="0.45cm" svg:height="0.5cm" svg:x="0.538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3" table:end-x="0.289cm" table:end-y="0.5cm" draw:z-index="367" draw:name="Grafik 7" draw:style-name="gr1" draw:text-style-name="P1" svg:width="0.3cm" svg:height="0.5cm" svg:x="0.53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3" table:end-x="0.488cm" table:end-y="0.5cm" draw:z-index="200" draw:name="Grafik 10" draw:style-name="gr1" draw:text-style-name="P1" svg:width="0.5cm" svg:height="0.5cm" svg:x="0.53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3" table:end-x="0.338cm" table:end-y="0.5cm" draw:z-index="297" draw:name="Grafik 13" draw:style-name="gr1" draw:text-style-name="P1" svg:width="0.35cm" svg:height="0.5cm" svg:x="0.53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3" table:end-x="0.387cm" table:end-y="0.5cm" draw:z-index="178" draw:name="Grafik 9" draw:style-name="gr1" draw:text-style-name="P1" svg:width="0.4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3" table:end-x="0.386cm" table:end-y="0.5cm" draw:z-index="179" draw:name="Grafik 9" draw:style-name="gr1" draw:text-style-name="P1" svg:width="0.4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3" table:end-x="0.436cm" table:end-y="0.5cm" draw:z-index="276" draw:name="Grafik 15" draw:style-name="gr1" draw:text-style-name="P1" svg:width="0.45cm" svg:height="0.5cm" svg:x="0.53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3" table:end-x="0.435cm" table:end-y="0.5cm" draw:z-index="277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3" table:end-x="0.435cm" table:end-y="0.5cm" draw:z-index="278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3" table:end-x="0.383cm" table:end-y="0.5cm" draw:z-index="9" draw:name="Grafik 14" draw:style-name="gr1" draw:text-style-name="P1" svg:width="0.4cm" svg:height="0.5cm" svg:x="0.53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R13" table:end-x="0.047cm" table:end-y="0.5cm" draw:z-index="530" draw:name="Grafik 1" draw:style-name="gr1" draw:text-style-name="P1" svg:width="0.5cm" svg:height="0.5cm" svg:x="0.09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SUM([.AR13:.AW13])" office:value-type="float" office:value="11">
            <text:p>11</text:p>
          </table:table-cell>
          <table:table-cell/>
          <table:table-cell>
            <draw:frame table:end-cell-address="Tabelle1.BA13" table:end-x="0.105cm" table:end-y="0.5cm" draw:z-index="522" draw:name="Grafik 10" draw:style-name="gr1" draw:text-style-name="P1" svg:width="0.5cm" svg:height="0.5cm" svg:x="0.15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table:formula="of:=SUM([.BA13:.BC13])" office:value-type="float" office:value="1">
            <text:p>1</text:p>
          </table:table-cell>
          <table:table-cell table:number-columns-repeated="96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>
            <draw:frame table:end-cell-address="Tabelle1.B14" table:end-x="0.3cm" table:end-y="0.501cm" draw:z-index="26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4" table:end-x="0.399cm" table:end-y="0.501cm" draw:z-index="232" draw:name="Grafik 14" draw:style-name="gr1" draw:text-style-name="P1" svg:width="0.4cm" svg:height="0.5cm" svg:x="0.547cm" svg:y="0.001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Tabelle1.C14" table:end-x="0.299cm" table:end-y="0.501cm" draw:z-index="351" draw:name="Grafik 7" draw:style-name="gr1" draw:text-style-name="P1" svg:width="0.3cm" svg:height="0.5cm" svg:x="-0.00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4" table:end-x="0.398cm" table:end-y="0.501cm" draw:z-index="329" draw:name="Grafik 16" draw:style-name="gr1" draw:text-style-name="P1" svg:width="0.4cm" svg:height="0.5cm" svg:x="0.547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4" table:end-x="0.297cm" table:end-y="0.501cm" draw:z-index="354" draw:name="Grafik 7" draw:style-name="gr1" draw:text-style-name="P1" svg:width="0.3cm" svg:height="0.5cm" svg:x="0.54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4" table:end-x="0.447cm" table:end-y="0.501cm" draw:z-index="259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4" table:end-x="0.296cm" table:end-y="0.501cm" draw:z-index="356" draw:name="Grafik 7" draw:style-name="gr1" draw:text-style-name="P1" svg:width="0.3cm" svg:height="0.5cm" svg:x="0.54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4" table:end-x="0.345cm" table:end-y="0.501cm" draw:z-index="285" draw:name="Grafik 13" draw:style-name="gr1" draw:text-style-name="P1" svg:width="0.35cm" svg:height="0.5cm" svg:x="0.54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4" table:end-x="0.495cm" table:end-y="0.501cm" draw:z-index="190" draw:name="Grafik 10" draw:style-name="gr1" draw:text-style-name="P1" svg:width="0.5cm" svg:height="0.5cm" svg:x="0.54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4" table:end-x="0.394cm" table:end-y="0.501cm" draw:z-index="167" draw:name="Grafik 9" draw:style-name="gr1" draw:text-style-name="P1" svg:width="0.4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4" table:end-x="0.343cm" table:end-y="0.501cm" draw:z-index="288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4" table:end-x="0.443cm" table:end-y="0.501cm" draw:z-index="265" draw:name="Grafik 15" draw:style-name="gr1" draw:text-style-name="P1" svg:width="0.45cm" svg:height="0.5cm" svg:x="0.54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4" table:end-x="0.492cm" table:end-y="0.501cm" draw:z-index="194" draw:name="Grafik 10" draw:style-name="gr1" draw:text-style-name="P1" svg:width="0.5cm" svg:height="0.5cm" svg:x="0.5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4" table:end-x="0.292cm" table:end-y="0.501cm" draw:z-index="219" draw:name="Grafik 11" draw:style-name="gr1" draw:text-style-name="P1" svg:width="0.3cm" svg:height="0.5cm" svg:x="0.5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4" table:end-x="0.29cm" table:end-y="0.501cm" draw:z-index="220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4" table:end-x="0.39cm" table:end-y="0.501cm" draw:z-index="341" draw:name="Grafik 16" draw:style-name="gr1" draw:text-style-name="P1" svg:width="0.4cm" svg:height="0.5cm" svg:x="0.538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4" table:end-x="0.39cm" table:end-y="0.501cm" draw:z-index="342" draw:name="Grafik 16" draw:style-name="gr1" draw:text-style-name="P1" svg:width="0.4cm" svg:height="0.5cm" svg:x="0.538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4" table:end-x="0.489cm" table:end-y="0.501cm" draw:z-index="199" draw:name="Grafik 10" draw:style-name="gr1" draw:text-style-name="P1" svg:width="0.5cm" svg:height="0.5cm" svg:x="0.53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4" table:end-x="0.338cm" table:end-y="0.501cm" draw:z-index="296" draw:name="Grafik 13" draw:style-name="gr1" draw:text-style-name="P1" svg:width="0.35cm" svg:height="0.5cm" svg:x="0.537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4" table:end-x="0.288cm" table:end-y="0.501cm" draw:z-index="225" draw:name="Grafik 11" draw:style-name="gr1" draw:text-style-name="P1" svg:width="0.3cm" svg:height="0.5cm" svg:x="0.53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4" table:end-x="0.287cm" table:end-y="0.501cm" draw:z-index="226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4" table:end-x="0.436cm" table:end-y="0.501cm" draw:z-index="275" draw:name="Grafik 15" draw:style-name="gr1" draw:text-style-name="P1" svg:width="0.45cm" svg:height="0.5cm" svg:x="0.53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4" table:end-x="0.386cm" table:end-y="0.501cm" draw:z-index="180" draw:name="Grafik 9" draw:style-name="gr1" draw:text-style-name="P1" svg:width="0.4cm" svg:height="0.5cm" svg:x="0.53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4" table:end-x="0.285cm" table:end-y="0.501cm" draw:z-index="229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4" table:end-x="0.285cm" table:end-y="0.501cm" draw:z-index="230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4" table:end-x="0.283cm" table:end-y="0.501cm" draw:z-index="10" draw:name="Grafik 11" draw:style-name="gr1" draw:text-style-name="P1" svg:width="0.3cm" svg:height="0.5cm" svg:x="0.532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14" table:end-x="0.495cm" table:end-y="0.501cm" draw:z-index="531" draw:name="Grafik 9" draw:style-name="gr1" draw:text-style-name="P1" svg:width="0.4cm" svg:height="0.5cm" svg:x="0.09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table:formula="of:=SUM([.AR14:.AW14])" office:value-type="float" office:value="4">
            <text:p>4</text:p>
          </table:table-cell>
          <table:table-cell/>
          <table:table-cell table:style-name="Default">
            <draw:frame table:end-cell-address="Tabelle1.BA14" table:end-x="0.005cm" table:end-y="0.501cm" draw:z-index="523" draw:name="Grafik 14" draw:style-name="gr1" draw:text-style-name="P1" svg:width="0.4cm" svg:height="0.5cm" svg:x="0.15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table:formula="of:=SUM([.BA14:.BC14])" office:value-type="float" office:value="1">
            <text:p>1</text:p>
          </table:table-cell>
          <table:table-cell table:number-columns-repeated="96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>
            <draw:frame table:end-cell-address="Tabelle1.B15" table:end-x="0.35cm" table:end-y="0.501cm" draw:z-index="25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5" table:end-x="0.449cm" table:end-y="0.501cm" draw:z-index="40" draw:name="Grafik 20" draw:style-name="gr1" draw:text-style-name="P1" svg:width="0.45cm" svg:height="0.5cm" svg:x="0.547cm" svg:y="0.001cm">
              <draw:image xlink:href="Pictures/10000201000000780000009ABF962573.png" xlink:type="simple" xlink:show="embed" xlink:actuate="onLoad">
                <text:p/>
              </draw:image>
            </draw:frame>
            <draw:frame table:end-cell-address="Tabelle1.C15" table:end-x="0.499cm" table:end-y="0.501cm" draw:z-index="183" draw:name="Grafik 10" draw:style-name="gr1" draw:text-style-name="P1" svg:width="0.5cm" svg:height="0.5cm" svg:x="-0.001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5" table:end-x="0.348cm" table:end-y="0.501cm" draw:z-index="113" draw:name="Grafik 12" draw:style-name="gr1" draw:text-style-name="P1" svg:width="0.35cm" svg:height="0.5cm" svg:x="0.54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5" table:end-x="0.397cm" table:end-y="0.501cm" draw:z-index="90" draw:name="Grafik 19" draw:style-name="gr1" draw:text-style-name="P1" svg:width="0.4cm" svg:height="0.5cm" svg:x="0.54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5" table:end-x="0.397cm" table:end-y="0.501cm" draw:z-index="331" draw:name="Grafik 16" draw:style-name="gr1" draw:text-style-name="P1" svg:width="0.4cm" svg:height="0.5cm" svg:x="0.545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5" table:end-x="0.496cm" table:end-y="0.501cm" draw:z-index="188" draw:name="Grafik 10" draw:style-name="gr1" draw:text-style-name="P1" svg:width="0.5cm" svg:height="0.5cm" svg:x="0.54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5" table:end-x="0.395cm" table:end-y="0.501cm" draw:z-index="333" draw:name="Grafik 16" draw:style-name="gr1" draw:text-style-name="P1" svg:width="0.4cm" svg:height="0.5cm" svg:x="0.544cm" svg:y="0.001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5" table:end-x="0.445cm" table:end-y="0.501cm" draw:z-index="262" draw:name="Grafik 15" draw:style-name="gr1" draw:text-style-name="P1" svg:width="0.45cm" svg:height="0.5cm" svg:x="0.543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5" table:end-x="0.494cm" table:end-y="0.501cm" draw:z-index="191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5" table:end-x="0.393cm" table:end-y="0.501cm" draw:z-index="168" draw:name="Grafik 9" draw:style-name="gr1" draw:text-style-name="P1" svg:width="0.4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5" table:end-x="0.293cm" table:end-y="0.501cm" draw:z-index="361" draw:name="Grafik 7" draw:style-name="gr1" draw:text-style-name="P1" svg:width="0.3cm" svg:height="0.5cm" svg:x="0.54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5" table:end-x="0.442cm" table:end-y="0.501cm" draw:z-index="266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5" table:end-x="0.442cm" table:end-y="0.501cm" draw:z-index="267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5" table:end-x="0.44cm" table:end-y="0.501cm" draw:z-index="268" draw:name="Grafik 15" draw:style-name="gr1" draw:text-style-name="P1" svg:width="0.45cm" svg:height="0.5cm" svg:x="0.53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5" table:end-x="0.29cm" table:end-y="0.501cm" draw:z-index="221" draw:name="Grafik 11" draw:style-name="gr1" draw:text-style-name="P1" svg:width="0.3cm" svg:height="0.5cm" svg:x="0.538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5" table:end-x="0.49cm" table:end-y="0.501cm" draw:z-index="198" draw:name="Grafik 10" draw:style-name="gr1" draw:text-style-name="P1" svg:width="0.5cm" svg:height="0.5cm" svg:x="0.53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5" table:end-x="0.439cm" table:end-y="0.501cm" draw:z-index="271" draw:name="Grafik 15" draw:style-name="gr1" draw:text-style-name="P1" svg:width="0.45cm" svg:height="0.5cm" svg:x="0.537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5" table:end-x="0.288cm" table:end-y="0.501cm" draw:z-index="224" draw:name="Grafik 11" draw:style-name="gr1" draw:text-style-name="P1" svg:width="0.3cm" svg:height="0.5cm" svg:x="0.53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5" table:end-x="0.488cm" table:end-y="0.501cm" draw:z-index="201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5" table:end-x="0.487cm" table:end-y="0.501cm" draw:z-index="202" draw:name="Grafik 10" draw:style-name="gr1" draw:text-style-name="P1" svg:width="0.5cm" svg:height="0.5cm" svg:x="0.53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5" table:end-x="0.286cm" table:end-y="0.501cm" draw:z-index="227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5" table:end-x="0.286cm" table:end-y="0.501cm" draw:z-index="228" draw:name="Grafik 11" draw:style-name="gr1" draw:text-style-name="P1" svg:width="0.3cm" svg:height="0.5cm" svg:x="0.53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5" table:end-x="0.385cm" table:end-y="0.501cm" draw:z-index="181" draw:name="Grafik 9" draw:style-name="gr1" draw:text-style-name="P1" svg:width="0.4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5" table:end-x="0.385cm" table:end-y="0.501cm" draw:z-index="182" draw:name="Grafik 9" draw:style-name="gr1" draw:text-style-name="P1" svg:width="0.4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5" table:end-x="0.483cm" table:end-y="0.501cm" draw:z-index="11" draw:name="Grafik 10" draw:style-name="gr1" draw:text-style-name="P1" svg:width="0.5cm" svg:height="0.5cm" svg:x="0.53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15" table:end-x="0.445cm" table:end-y="0.501cm" draw:z-index="532" draw:name="Grafik 13" draw:style-name="gr1" draw:text-style-name="P1" svg:width="0.35cm" svg:height="0.5cm" svg:x="0.09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table:formula="of:=SUM([.AR15:.AW15])" office:value-type="float" office:value="2">
            <text:p>2</text:p>
          </table:table-cell>
          <table:table-cell table:number-columns-repeated="97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>
            <draw:frame table:end-cell-address="Tabelle1.B16" table:end-x="0.45cm" table:end-y="0.5cm" draw:z-index="24" draw:name="Grafik 15" draw:style-name="gr1" draw:text-style-name="P1" svg:width="0.45cm" svg:height="0.5cm" svg:x="0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6" table:end-x="0.349cm" table:end-y="0.5cm" draw:z-index="64" draw:name="Grafik 18" draw:style-name="gr1" draw:text-style-name="P1" svg:width="0.35cm" svg:height="0.5cm" svg:x="0.547cm" svg:y="0cm">
              <draw:image xlink:href="Pictures/10000201000004B0000006C9B1C141BE.png" xlink:type="simple" xlink:show="embed" xlink:actuate="onLoad">
                <text:p/>
              </draw:image>
            </draw:frame>
            <draw:frame table:end-cell-address="Tabelle1.C16" table:end-x="0.399cm" table:end-y="0.5cm" draw:z-index="399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6" table:end-x="0.448cm" table:end-y="0.5cm" draw:z-index="305" draw:name="Grafik 17" draw:style-name="gr1" draw:text-style-name="P1" svg:width="0.45cm" svg:height="0.5cm" svg:x="0.54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6" table:end-x="0.297cm" table:end-y="0.5cm" draw:z-index="210" draw:name="Grafik 11" draw:style-name="gr1" draw:text-style-name="P1" svg:width="0.3cm" svg:height="0.5cm" svg:x="0.54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6" table:end-x="0.447cm" table:end-y="0.5cm" draw:z-index="43" draw:name="Grafik 20" draw:style-name="gr1" draw:text-style-name="P1" svg:width="0.45cm" svg:height="0.5cm" svg:x="0.545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6" table:end-x="0.446cm" table:end-y="0.5cm" draw:z-index="260" draw:name="Grafik 15" draw:style-name="gr1" draw:text-style-name="P1" svg:width="0.45cm" svg:height="0.5cm" svg:x="0.54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6" table:end-x="0.445cm" table:end-y="0.5cm" draw:z-index="45" draw:name="Grafik 20" draw:style-name="gr1" draw:text-style-name="P1" svg:width="0.45cm" svg:height="0.5cm" svg:x="0.54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6" table:end-x="0.395cm" table:end-y="0.5cm" draw:z-index="334" draw:name="Grafik 16" draw:style-name="gr1" draw:text-style-name="P1" svg:width="0.4cm" svg:height="0.5cm" svg:x="0.543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6" table:end-x="0.444cm" table:end-y="0.5cm" draw:z-index="263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6" table:end-x="0.443cm" table:end-y="0.5cm" draw:z-index="264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6" table:end-x="0.343cm" table:end-y="0.5cm" draw:z-index="289" draw:name="Grafik 13" draw:style-name="gr1" draw:text-style-name="P1" svg:width="0.35cm" svg:height="0.5cm" svg:x="0.54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6" table:end-x="0.342cm" table:end-y="0.5cm" draw:z-index="290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6" table:end-x="0.392cm" table:end-y="0.5cm" draw:z-index="99" draw:name="Grafik 19" draw:style-name="gr1" draw:text-style-name="P1" svg:width="0.4cm" svg:height="0.5cm" svg:x="0.54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6" table:end-x="0.39cm" table:end-y="0.5cm" draw:z-index="100" draw:name="Grafik 19" draw:style-name="gr1" draw:text-style-name="P1" svg:width="0.4cm" svg:height="0.5cm" svg:x="0.539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6" table:end-x="0.39cm" table:end-y="0.5cm" draw:z-index="101" draw:name="Grafik 19" draw:style-name="gr1" draw:text-style-name="P1" svg:width="0.4cm" svg:height="0.5cm" svg:x="0.538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6" table:end-x="0.29cm" table:end-y="0.5cm" draw:z-index="222" draw:name="Grafik 11" draw:style-name="gr1" draw:text-style-name="P1" svg:width="0.3cm" svg:height="0.5cm" svg:x="0.53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6" table:end-x="0.289cm" table:end-y="0.5cm" draw:z-index="223" draw:name="Grafik 11" draw:style-name="gr1" draw:text-style-name="P1" svg:width="0.3cm" svg:height="0.5cm" svg:x="0.53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6" table:end-x="0.438cm" table:end-y="0.5cm" draw:z-index="272" draw:name="Grafik 15" draw:style-name="gr1" draw:text-style-name="P1" svg:width="0.45cm" svg:height="0.5cm" svg:x="0.53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6" table:end-x="0.438cm" table:end-y="0.5cm" draw:z-index="273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6" table:end-x="0.437cm" table:end-y="0.5cm" draw:z-index="274" draw:name="Grafik 15" draw:style-name="gr1" draw:text-style-name="P1" svg:width="0.45cm" svg:height="0.5cm" svg:x="0.53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6" table:end-x="0.486cm" table:end-y="0.5cm" draw:z-index="203" draw:name="Grafik 10" draw:style-name="gr1" draw:text-style-name="P1" svg:width="0.5cm" svg:height="0.5cm" svg:x="0.53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6" table:end-x="0.486cm" table:end-y="0.5cm" draw:z-index="204" draw:name="Grafik 10" draw:style-name="gr1" draw:text-style-name="P1" svg:width="0.5cm" svg:height="0.5cm" svg:x="0.53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6" table:end-x="0.485cm" table:end-y="0.5cm" draw:z-index="205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6" table:end-x="0.485cm" table:end-y="0.5cm" draw:z-index="206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6" table:end-x="0.383cm" table:end-y="0.5cm" draw:z-index="12" draw:name="Grafik 9" draw:style-name="gr1" draw:text-style-name="P1" svg:width="0.4cm" svg:height="0.5cm" svg:x="0.53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16" table:end-x="0.495cm" table:end-y="0.5cm" draw:z-index="533" draw:name="Grafik 16" draw:style-name="gr1" draw:text-style-name="P1" svg:width="0.4cm" svg:height="0.5cm" svg:x="0.09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table:formula="of:=SUM([.AR16:.AW16])" office:value-type="float" office:value="2">
            <text:p>2</text:p>
          </table:table-cell>
          <table:table-cell table:number-columns-repeated="974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>
            <draw:frame table:end-cell-address="Tabelle1.B17" table:end-x="0.4cm" table:end-y="0.5cm" draw:z-index="23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7" table:end-x="0.299cm" table:end-y="0.5cm" draw:z-index="207" draw:name="Grafik 11" draw:style-name="gr1" draw:text-style-name="P1" svg:width="0.3cm" svg:height="0.5cm" svg:x="-0.001cm" svg:y="0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Tabelle1.D17" table:end-x="0.449cm" table:end-y="0.5cm" draw:z-index="304" draw:name="Grafik 17" draw:style-name="gr1" draw:text-style-name="P1" svg:width="0.45cm" svg:height="0.5cm" svg:x="0.547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7" table:end-x="0.498cm" table:end-y="0.5cm" draw:z-index="185" draw:name="Grafik 10" draw:style-name="gr1" draw:text-style-name="P1" svg:width="0.5cm" svg:height="0.5cm" svg:x="0.54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7" table:end-x="0.397cm" table:end-y="0.5cm" draw:z-index="330" draw:name="Grafik 16" draw:style-name="gr1" draw:text-style-name="P1" svg:width="0.4cm" svg:height="0.5cm" svg:x="0.545cm" svg:y="0cm">
              <draw:image xlink:href="Pictures/10000201000000780000007846091D3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7" table:end-x="0.297cm" table:end-y="0.5cm" draw:z-index="355" draw:name="Grafik 7" draw:style-name="gr1" draw:text-style-name="P1" svg:width="0.3cm" svg:height="0.5cm" svg:x="0.54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7" table:end-x="0.446cm" table:end-y="0.5cm" draw:z-index="44" draw:name="Grafik 20" draw:style-name="gr1" draw:text-style-name="P1" svg:width="0.45cm" svg:height="0.5cm" svg:x="0.54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7" table:end-x="0.395cm" table:end-y="0.5cm" draw:z-index="93" draw:name="Grafik 19" draw:style-name="gr1" draw:text-style-name="P1" svg:width="0.4cm" svg:height="0.5cm" svg:x="0.544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7" table:end-x="0.395cm" table:end-y="0.5cm" draw:z-index="94" draw:name="Grafik 19" draw:style-name="gr1" draw:text-style-name="P1" svg:width="0.4cm" svg:height="0.5cm" svg:x="0.543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7" table:end-x="0.394cm" table:end-y="0.5cm" draw:z-index="95" draw:name="Grafik 19" draw:style-name="gr1" draw:text-style-name="P1" svg:width="0.4cm" svg:height="0.5cm" svg:x="0.542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7" table:end-x="0.393cm" table:end-y="0.5cm" draw:z-index="96" draw:name="Grafik 19" draw:style-name="gr1" draw:text-style-name="P1" svg:width="0.4cm" svg:height="0.5cm" svg:x="0.542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7" table:end-x="0.393cm" table:end-y="0.5cm" draw:z-index="97" draw:name="Grafik 19" draw:style-name="gr1" draw:text-style-name="P1" svg:width="0.4cm" svg:height="0.5cm" svg:x="0.541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7" table:end-x="0.442cm" table:end-y="0.5cm" draw:z-index="146" draw:name="Grafik 6" draw:style-name="gr1" draw:text-style-name="P1" svg:width="0.45cm" svg:height="0.5cm" svg:x="0.5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7" table:end-x="0.492cm" table:end-y="0.5cm" draw:z-index="195" draw:name="Grafik 10" draw:style-name="gr1" draw:text-style-name="P1" svg:width="0.5cm" svg:height="0.5cm" svg:x="0.5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7" table:end-x="0.49cm" table:end-y="0.5cm" draw:z-index="196" draw:name="Grafik 10" draw:style-name="gr1" draw:text-style-name="P1" svg:width="0.5cm" svg:height="0.5cm" svg:x="0.53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7" table:end-x="0.44cm" table:end-y="0.5cm" draw:z-index="149" draw:name="Grafik 6" draw:style-name="gr1" draw:text-style-name="P1" svg:width="0.45cm" svg:height="0.5cm" svg:x="0.538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7" table:end-x="0.39cm" table:end-y="0.5cm" draw:z-index="102" draw:name="Grafik 19" draw:style-name="gr1" draw:text-style-name="P1" svg:width="0.4cm" svg:height="0.5cm" svg:x="0.538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7" table:end-x="0.439cm" table:end-y="0.5cm" draw:z-index="151" draw:name="Grafik 6" draw:style-name="gr1" draw:text-style-name="P1" svg:width="0.45cm" svg:height="0.5cm" svg:x="0.53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7" table:end-x="0.438cm" table:end-y="0.5cm" draw:z-index="152" draw:name="Grafik 6" draw:style-name="gr1" draw:text-style-name="P1" svg:width="0.45cm" svg:height="0.5cm" svg:x="0.53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7" table:end-x="0.438cm" table:end-y="0.5cm" draw:z-index="153" draw:name="Grafik 6" draw:style-name="gr1" draw:text-style-name="P1" svg:width="0.45cm" svg:height="0.5cm" svg:x="0.53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7" table:end-x="0.437cm" table:end-y="0.5cm" draw:z-index="154" draw:name="Grafik 6" draw:style-name="gr1" draw:text-style-name="P1" svg:width="0.45cm" svg:height="0.5cm" svg:x="0.53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7" table:end-x="0.436cm" table:end-y="0.5cm" draw:z-index="155" draw:name="Grafik 6" draw:style-name="gr1" draw:text-style-name="P1" svg:width="0.45cm" svg:height="0.5cm" svg:x="0.53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7" table:end-x="0.436cm" table:end-y="0.5cm" draw:z-index="156" draw:name="Grafik 6" draw:style-name="gr1" draw:text-style-name="P1" svg:width="0.45cm" svg:height="0.5cm" svg:x="0.53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7" table:end-x="0.385cm" table:end-y="0.5cm" draw:z-index="109" draw:name="Grafik 19" draw:style-name="gr1" draw:text-style-name="P1" svg:width="0.4cm" svg:height="0.5cm" svg:x="0.533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7" table:end-x="0.385cm" table:end-y="0.5cm" draw:z-index="110" draw:name="Grafik 19" draw:style-name="gr1" draw:text-style-name="P1" svg:width="0.4cm" svg:height="0.5cm" svg:x="0.533cm" svg:y="0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7" table:end-x="0.433cm" table:end-y="0.5cm" draw:z-index="13" draw:name="Grafik 6" draw:style-name="gr1" draw:text-style-name="P1" svg:width="0.45cm" svg:height="0.5cm" svg:x="0.53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/>
          <table:table-cell>
            <draw:frame table:end-cell-address="Tabelle1.AQ17" table:end-x="0.445cm" table:end-y="0.5cm" draw:z-index="534" draw:name="Grafik 12" draw:style-name="gr1" draw:text-style-name="P1" svg:width="0.35cm" svg:height="0.5cm" svg:x="0.09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SUM([.AR17:.AW17])" office:value-type="float" office:value="1">
            <text:p>1</text:p>
          </table:table-cell>
          <table:table-cell table:number-columns-repeated="974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>
            <draw:frame table:end-cell-address="Tabelle1.B18" table:end-x="0.3cm" table:end-y="0.501cm" draw:z-index="22" draw:name="Grafik 7" draw:style-name="gr1" draw:text-style-name="P1" svg:width="0.3cm" svg:height="0.5cm" svg:x="0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8" table:end-x="0.349cm" table:end-y="0.501cm" draw:z-index="63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  <draw:frame table:end-cell-address="Tabelle1.D18" table:end-x="0.499cm" table:end-y="0.501cm" draw:z-index="184" draw:name="Grafik 10" draw:style-name="gr1" draw:text-style-name="P1" svg:width="0.5cm" svg:height="0.5cm" svg:x="0.54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8" table:end-x="0.348cm" table:end-y="0.501cm" draw:z-index="65" draw:name="Grafik 18" draw:style-name="gr1" draw:text-style-name="P1" svg:width="0.35cm" svg:height="0.5cm" svg:x="0.54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8" table:end-x="0.347cm" table:end-y="0.501cm" draw:z-index="114" draw:name="Grafik 12" draw:style-name="gr1" draw:text-style-name="P1" svg:width="0.35cm" svg:height="0.5cm" svg:x="0.54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8" table:end-x="0.397cm" table:end-y="0.501cm" draw:z-index="91" draw:name="Grafik 19" draw:style-name="gr1" draw:text-style-name="P1" svg:width="0.4cm" svg:height="0.5cm" svg:x="0.54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8" table:end-x="0.346cm" table:end-y="0.501cm" draw:z-index="68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8" table:end-x="0.445cm" table:end-y="0.501cm" draw:z-index="261" draw:name="Grafik 15" draw:style-name="gr1" draw:text-style-name="P1" svg:width="0.45cm" svg:height="0.5cm" svg:x="0.54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8" table:end-x="0.345cm" table:end-y="0.501cm" draw:z-index="118" draw:name="Grafik 12" draw:style-name="gr1" draw:text-style-name="P1" svg:width="0.35cm" svg:height="0.5cm" svg:x="0.54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8" table:end-x="0.344cm" table:end-y="0.501cm" draw:z-index="119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8" table:end-x="0.343cm" table:end-y="0.501cm" draw:z-index="120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8" table:end-x="0.343cm" table:end-y="0.501cm" draw:z-index="121" draw:name="Grafik 12" draw:style-name="gr1" draw:text-style-name="P1" svg:width="0.35cm" svg:height="0.5cm" svg:x="0.54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8" table:end-x="0.392cm" table:end-y="0.501cm" draw:z-index="98" draw:name="Grafik 19" draw:style-name="gr1" draw:text-style-name="P1" svg:width="0.4cm" svg:height="0.5cm" svg:x="0.5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8" table:end-x="0.442cm" table:end-y="0.501cm" draw:z-index="147" draw:name="Grafik 6" draw:style-name="gr1" draw:text-style-name="P1" svg:width="0.45cm" svg:height="0.5cm" svg:x="0.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8" table:end-x="0.44cm" table:end-y="0.501cm" draw:z-index="148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8" table:end-x="0.49cm" table:end-y="0.501cm" draw:z-index="197" draw:name="Grafik 10" draw:style-name="gr1" draw:text-style-name="P1" svg:width="0.5cm" svg:height="0.5cm" svg:x="0.53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8" table:end-x="0.44cm" table:end-y="0.501cm" draw:z-index="150" draw:name="Grafik 6" draw:style-name="gr1" draw:text-style-name="P1" svg:width="0.45cm" svg:height="0.5cm" svg:x="0.53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8" table:end-x="0.389cm" table:end-y="0.501cm" draw:z-index="103" draw:name="Grafik 19" draw:style-name="gr1" draw:text-style-name="P1" svg:width="0.4cm" svg:height="0.5cm" svg:x="0.537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8" table:end-x="0.388cm" table:end-y="0.501cm" draw:z-index="104" draw:name="Grafik 19" draw:style-name="gr1" draw:text-style-name="P1" svg:width="0.4cm" svg:height="0.5cm" svg:x="0.537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8" table:end-x="0.388cm" table:end-y="0.501cm" draw:z-index="105" draw:name="Grafik 19" draw:style-name="gr1" draw:text-style-name="P1" svg:width="0.4cm" svg:height="0.5cm" svg:x="0.536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8" table:end-x="0.387cm" table:end-y="0.501cm" draw:z-index="106" draw:name="Grafik 19" draw:style-name="gr1" draw:text-style-name="P1" svg:width="0.4cm" svg:height="0.5cm" svg:x="0.53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8" table:end-x="0.386cm" table:end-y="0.501cm" draw:z-index="107" draw:name="Grafik 19" draw:style-name="gr1" draw:text-style-name="P1" svg:width="0.4cm" svg:height="0.5cm" svg:x="0.535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8" table:end-x="0.386cm" table:end-y="0.501cm" draw:z-index="108" draw:name="Grafik 19" draw:style-name="gr1" draw:text-style-name="P1" svg:width="0.4cm" svg:height="0.5cm" svg:x="0.53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8" table:end-x="0.435cm" table:end-y="0.501cm" draw:z-index="157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8" table:end-x="0.435cm" table:end-y="0.501cm" draw:z-index="158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8" table:end-x="0.333cm" table:end-y="0.501cm" draw:z-index="14" draw:name="Grafik 12" draw:style-name="gr1" draw:text-style-name="P1" svg:width="0.35cm" svg:height="0.5cm" svg:x="0.53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>
            <draw:frame table:end-cell-address="Tabelle1.B19" table:end-x="0.45cm" table:end-y="0.501cm" draw:z-index="21" draw:name="Grafik 17" draw:style-name="gr1" draw:text-style-name="P1" svg:width="0.45cm" svg:height="0.5cm" svg:x="0cm" svg:y="0.001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9" table:end-x="0.399cm" table:end-y="0.501cm" draw:z-index="88" draw:name="Grafik 19" draw:style-name="gr1" draw:text-style-name="P1" svg:width="0.4cm" svg:height="0.5cm" svg:x="0.547cm" svg:y="0.001cm">
              <draw:image xlink:href="Pictures/100002010000007800000090977140A8.png" xlink:type="simple" xlink:show="embed" xlink:actuate="onLoad">
                <text:p/>
              </draw:image>
            </draw:frame>
            <draw:frame table:end-cell-address="Tabelle1.C19" table:end-x="0.399cm" table:end-y="0.501cm" draw:z-index="231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9" table:end-x="0.398cm" table:end-y="0.501cm" draw:z-index="89" draw:name="Grafik 19" draw:style-name="gr1" draw:text-style-name="P1" svg:width="0.4cm" svg:height="0.5cm" svg:x="0.547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9" table:end-x="0.497cm" table:end-y="0.501cm" draw:z-index="186" draw:name="Grafik 10" draw:style-name="gr1" draw:text-style-name="P1" svg:width="0.5cm" svg:height="0.5cm" svg:x="0.54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9" table:end-x="0.347cm" table:end-y="0.501cm" draw:z-index="115" draw:name="Grafik 12" draw:style-name="gr1" draw:text-style-name="P1" svg:width="0.35cm" svg:height="0.5cm" svg:x="0.54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9" table:end-x="0.396cm" table:end-y="0.501cm" draw:z-index="92" draw:name="Grafik 19" draw:style-name="gr1" draw:text-style-name="P1" svg:width="0.4cm" svg:height="0.5cm" svg:x="0.544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9" table:end-x="0.345cm" table:end-y="0.501cm" draw:z-index="69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9" table:end-x="0.445cm" table:end-y="0.501cm" draw:z-index="46" draw:name="Grafik 20" draw:style-name="gr1" draw:text-style-name="P1" svg:width="0.45cm" svg:height="0.5cm" svg:x="0.543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9" table:end-x="0.444cm" table:end-y="0.501cm" draw:z-index="47" draw:name="Grafik 20" draw:style-name="gr1" draw:text-style-name="P1" svg:width="0.45cm" svg:height="0.5cm" svg:x="0.542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9" table:end-x="0.443cm" table:end-y="0.501cm" draw:z-index="144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9" table:end-x="0.443cm" table:end-y="0.501cm" draw:z-index="145" draw:name="Grafik 6" draw:style-name="gr1" draw:text-style-name="P1" svg:width="0.45cm" svg:height="0.5cm" svg:x="0.54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9" table:end-x="0.342cm" table:end-y="0.501cm" draw:z-index="122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9" table:end-x="0.342cm" table:end-y="0.501cm" draw:z-index="123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9" table:end-x="0.34cm" table:end-y="0.501cm" draw:z-index="124" draw:name="Grafik 12" draw:style-name="gr1" draw:text-style-name="P1" svg:width="0.35cm" svg:height="0.5cm" svg:x="0.53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9" table:end-x="0.44cm" table:end-y="0.501cm" draw:z-index="53" draw:name="Grafik 20" draw:style-name="gr1" draw:text-style-name="P1" svg:width="0.45cm" svg:height="0.5cm" svg:x="0.538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9" table:end-x="0.44cm" table:end-y="0.501cm" draw:z-index="54" draw:name="Grafik 20" draw:style-name="gr1" draw:text-style-name="P1" svg:width="0.45cm" svg:height="0.5cm" svg:x="0.538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9" table:end-x="0.439cm" table:end-y="0.501cm" draw:z-index="55" draw:name="Grafik 20" draw:style-name="gr1" draw:text-style-name="P1" svg:width="0.45cm" svg:height="0.5cm" svg:x="0.537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9" table:end-x="0.338cm" table:end-y="0.501cm" draw:z-index="128" draw:name="Grafik 12" draw:style-name="gr1" draw:text-style-name="P1" svg:width="0.35cm" svg:height="0.5cm" svg:x="0.53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9" table:end-x="0.338cm" table:end-y="0.501cm" draw:z-index="81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9" table:end-x="0.337cm" table:end-y="0.501cm" draw:z-index="82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9" table:end-x="0.336cm" table:end-y="0.501cm" draw:z-index="131" draw:name="Grafik 12" draw:style-name="gr1" draw:text-style-name="P1" svg:width="0.35cm" svg:height="0.5cm" svg:x="0.53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9" table:end-x="0.336cm" table:end-y="0.501cm" draw:z-index="132" draw:name="Grafik 12" draw:style-name="gr1" draw:text-style-name="P1" svg:width="0.35cm" svg:height="0.5cm" svg:x="0.53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9" table:end-x="0.335cm" table:end-y="0.501cm" draw:z-index="133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9" table:end-x="0.335cm" table:end-y="0.501cm" draw:z-index="134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9" table:end-x="0.383cm" table:end-y="0.501cm" draw:z-index="17" draw:name="Grafik 19" draw:style-name="gr1" draw:text-style-name="P1" svg:width="0.4cm" svg:height="0.5cm" svg:x="0.532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2"/>
          <table:table-cell table:style-name="Default" table:number-columns-repeated="7"/>
          <table:table-cell table:number-columns-repeated="974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>
            <draw:frame table:end-cell-address="Tabelle1.B20" table:end-x="0.45cm" table:end-y="0.5cm" draw:z-index="20" draw:name="Grafik 6" draw:style-name="gr1" draw:text-style-name="P1" svg:width="0.45cm" svg:height="0.5cm" svg:x="0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20" table:end-x="0.399cm" table:end-y="0.5cm" draw:z-index="87" draw:name="Grafik 19" draw:style-name="gr1" draw:text-style-name="P1" svg:width="0.4cm" svg:height="0.5cm" svg:x="-0.001cm" svg:y="0cm">
              <draw:image xlink:href="Pictures/100002010000007800000090977140A8.png" xlink:type="simple" xlink:show="embed" xlink:actuate="onLoad">
                <text:p/>
              </draw:image>
            </draw:frame>
            <draw:frame table:end-cell-address="Tabelle1.D20" table:end-x="0.299cm" table:end-y="0.5cm" draw:z-index="208" draw:name="Grafik 11" draw:style-name="gr1" draw:text-style-name="P1" svg:width="0.3cm" svg:height="0.5cm" svg:x="0.54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0" table:end-x="0.448cm" table:end-y="0.5cm" draw:z-index="137" draw:name="Grafik 6" draw:style-name="gr1" draw:text-style-name="P1" svg:width="0.45cm" svg:height="0.5cm" svg:x="0.547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0" table:end-x="0.347cm" table:end-y="0.5cm" draw:z-index="66" draw:name="Grafik 18" draw:style-name="gr1" draw:text-style-name="P1" svg:width="0.35cm" svg:height="0.5cm" svg:x="0.54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0" table:end-x="0.347cm" table:end-y="0.5cm" draw:z-index="67" draw:name="Grafik 18" draw:style-name="gr1" draw:text-style-name="P1" svg:width="0.35cm" svg:height="0.5cm" svg:x="0.54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0" table:end-x="0.346cm" table:end-y="0.5cm" draw:z-index="116" draw:name="Grafik 12" draw:style-name="gr1" draw:text-style-name="P1" svg:width="0.35cm" svg:height="0.5cm" svg:x="0.54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0" table:end-x="0.345cm" table:end-y="0.5cm" draw:z-index="117" draw:name="Grafik 12" draw:style-name="gr1" draw:text-style-name="P1" svg:width="0.35cm" svg:height="0.5cm" svg:x="0.54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0" table:end-x="0.345cm" table:end-y="0.5cm" draw:z-index="70" draw:name="Grafik 18" draw:style-name="gr1" draw:text-style-name="P1" svg:width="0.35cm" svg:height="0.5cm" svg:x="0.54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0" table:end-x="0.344cm" table:end-y="0.5cm" draw:z-index="71" draw:name="Grafik 18" draw:style-name="gr1" draw:text-style-name="P1" svg:width="0.35cm" svg:height="0.5cm" svg:x="0.54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0" table:end-x="0.443cm" table:end-y="0.5cm" draw:z-index="48" draw:name="Grafik 20" draw:style-name="gr1" draw:text-style-name="P1" svg:width="0.45cm" svg:height="0.5cm" svg:x="0.542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0" table:end-x="0.343cm" table:end-y="0.5cm" draw:z-index="73" draw:name="Grafik 18" draw:style-name="gr1" draw:text-style-name="P1" svg:width="0.35cm" svg:height="0.5cm" svg:x="0.54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0" table:end-x="0.342cm" table:end-y="0.5cm" draw:z-index="74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0" table:end-x="0.342cm" table:end-y="0.5cm" draw:z-index="75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0" table:end-x="0.44cm" table:end-y="0.5cm" draw:z-index="52" draw:name="Grafik 20" draw:style-name="gr1" draw:text-style-name="P1" svg:width="0.45cm" svg:height="0.5cm" svg:x="0.539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0" table:end-x="0.34cm" table:end-y="0.5cm" draw:z-index="125" draw:name="Grafik 12" draw:style-name="gr1" draw:text-style-name="P1" svg:width="0.35cm" svg:height="0.5cm" svg:x="0.53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0" table:end-x="0.34cm" table:end-y="0.5cm" draw:z-index="78" draw:name="Grafik 18" draw:style-name="gr1" draw:text-style-name="P1" svg:width="0.35cm" svg:height="0.5cm" svg:x="0.538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0" table:end-x="0.339cm" table:end-y="0.5cm" draw:z-index="127" draw:name="Grafik 12" draw:style-name="gr1" draw:text-style-name="P1" svg:width="0.35cm" svg:height="0.5cm" svg:x="0.537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0" table:end-x="0.438cm" table:end-y="0.5cm" draw:z-index="56" draw:name="Grafik 20" draw:style-name="gr1" draw:text-style-name="P1" svg:width="0.45cm" svg:height="0.5cm" svg:x="0.537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0" table:end-x="0.438cm" table:end-y="0.5cm" draw:z-index="57" draw:name="Grafik 20" draw:style-name="gr1" draw:text-style-name="P1" svg:width="0.45cm" svg:height="0.5cm" svg:x="0.536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0" table:end-x="0.337cm" table:end-y="0.5cm" draw:z-index="130" draw:name="Grafik 12" draw:style-name="gr1" draw:text-style-name="P1" svg:width="0.35cm" svg:height="0.5cm" svg:x="0.53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0" table:end-x="0.436cm" table:end-y="0.5cm" draw:z-index="59" draw:name="Grafik 20" draw:style-name="gr1" draw:text-style-name="P1" svg:width="0.45cm" svg:height="0.5cm" svg:x="0.535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0" table:end-x="0.436cm" table:end-y="0.5cm" draw:z-index="60" draw:name="Grafik 20" draw:style-name="gr1" draw:text-style-name="P1" svg:width="0.45cm" svg:height="0.5cm" svg:x="0.534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0" table:end-x="0.435cm" table:end-y="0.5cm" draw:z-index="61" draw:name="Grafik 20" draw:style-name="gr1" draw:text-style-name="P1" svg:width="0.45cm" svg:height="0.5cm" svg:x="0.533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0" table:end-x="0.435cm" table:end-y="0.5cm" draw:z-index="62" draw:name="Grafik 20" draw:style-name="gr1" draw:text-style-name="P1" svg:width="0.45cm" svg:height="0.5cm" svg:x="0.533cm" svg:y="0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0" table:end-x="0.333cm" table:end-y="0.5cm" draw:z-index="15" draw:name="Grafik 18" draw:style-name="gr1" draw:text-style-name="P1" svg:width="0.35cm" svg:height="0.5cm" svg:x="0.53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8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>
            <draw:frame table:end-cell-address="Tabelle1.B21" table:end-x="0.4cm" table:end-y="0.501cm" draw:z-index="19" draw:name="Grafik 19" draw:style-name="gr1" draw:text-style-name="P1" svg:width="0.4cm" svg:height="0.5cm" svg:x="0cm" svg:y="0.001cm">
              <draw:image xlink:href="Pictures/100002010000007800000090977140A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21" table:end-x="0.449cm" table:end-y="0.501cm" draw:z-index="135" draw:name="Grafik 6" draw:style-name="gr1" draw:text-style-name="P1" svg:width="0.45cm" svg:height="0.5cm" svg:x="-0.001cm" svg:y="0.001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Tabelle1.D21" table:end-x="0.449cm" table:end-y="0.501cm" draw:z-index="136" draw:name="Grafik 6" draw:style-name="gr1" draw:text-style-name="P1" svg:width="0.45cm" svg:height="0.5cm" svg:x="0.54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1" table:end-x="0.298cm" table:end-y="0.501cm" draw:z-index="209" draw:name="Grafik 11" draw:style-name="gr1" draw:text-style-name="P1" svg:width="0.3cm" svg:height="0.5cm" svg:x="0.54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1" table:end-x="0.447cm" table:end-y="0.501cm" draw:z-index="138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1" table:end-x="0.447cm" table:end-y="0.501cm" draw:z-index="139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1" table:end-x="0.446cm" table:end-y="0.501cm" draw:z-index="140" draw:name="Grafik 6" draw:style-name="gr1" draw:text-style-name="P1" svg:width="0.45cm" svg:height="0.5cm" svg:x="0.54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1" table:end-x="0.445cm" table:end-y="0.501cm" draw:z-index="141" draw:name="Grafik 6" draw:style-name="gr1" draw:text-style-name="P1" svg:width="0.45cm" svg:height="0.5cm" svg:x="0.54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1" table:end-x="0.445cm" table:end-y="0.501cm" draw:z-index="142" draw:name="Grafik 6" draw:style-name="gr1" draw:text-style-name="P1" svg:width="0.45cm" svg:height="0.5cm" svg:x="0.54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1" table:end-x="0.444cm" table:end-y="0.501cm" draw:z-index="143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1" table:end-x="0.343cm" table:end-y="0.501cm" draw:z-index="72" draw:name="Grafik 18" draw:style-name="gr1" draw:text-style-name="P1" svg:width="0.35cm" svg:height="0.5cm" svg:x="0.54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1" table:end-x="0.443cm" table:end-y="0.501cm" draw:z-index="49" draw:name="Grafik 20" draw:style-name="gr1" draw:text-style-name="P1" svg:width="0.45cm" svg:height="0.5cm" svg:x="0.541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1" table:end-x="0.442cm" table:end-y="0.501cm" draw:z-index="50" draw:name="Grafik 20" draw:style-name="gr1" draw:text-style-name="P1" svg:width="0.45cm" svg:height="0.5cm" svg:x="0.54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1" table:end-x="0.442cm" table:end-y="0.501cm" draw:z-index="51" draw:name="Grafik 20" draw:style-name="gr1" draw:text-style-name="P1" svg:width="0.45cm" svg:height="0.5cm" svg:x="0.54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1" table:end-x="0.34cm" table:end-y="0.501cm" draw:z-index="76" draw:name="Grafik 18" draw:style-name="gr1" draw:text-style-name="P1" svg:width="0.35cm" svg:height="0.5cm" svg:x="0.53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1" table:end-x="0.34cm" table:end-y="0.501cm" draw:z-index="77" draw:name="Grafik 18" draw:style-name="gr1" draw:text-style-name="P1" svg:width="0.35cm" svg:height="0.5cm" svg:x="0.53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1" table:end-x="0.34cm" table:end-y="0.501cm" draw:z-index="126" draw:name="Grafik 12" draw:style-name="gr1" draw:text-style-name="P1" svg:width="0.35cm" svg:height="0.5cm" svg:x="0.538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1" table:end-x="0.339cm" table:end-y="0.501cm" draw:z-index="79" draw:name="Grafik 18" draw:style-name="gr1" draw:text-style-name="P1" svg:width="0.35cm" svg:height="0.5cm" svg:x="0.53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1" table:end-x="0.338cm" table:end-y="0.501cm" draw:z-index="80" draw:name="Grafik 18" draw:style-name="gr1" draw:text-style-name="P1" svg:width="0.35cm" svg:height="0.5cm" svg:x="0.53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1" table:end-x="0.338cm" table:end-y="0.501cm" draw:z-index="129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1" table:end-x="0.437cm" table:end-y="0.501cm" draw:z-index="58" draw:name="Grafik 20" draw:style-name="gr1" draw:text-style-name="P1" svg:width="0.45cm" svg:height="0.5cm" svg:x="0.535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1" table:end-x="0.336cm" table:end-y="0.501cm" draw:z-index="83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1" table:end-x="0.336cm" table:end-y="0.501cm" draw:z-index="84" draw:name="Grafik 18" draw:style-name="gr1" draw:text-style-name="P1" svg:width="0.35cm" svg:height="0.5cm" svg:x="0.53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1" table:end-x="0.335cm" table:end-y="0.501cm" draw:z-index="85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1" table:end-x="0.335cm" table:end-y="0.501cm" draw:z-index="86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1" table:end-x="0.433cm" table:end-y="0.501cm" draw:z-index="18" draw:name="Grafik 20" draw:style-name="gr1" draw:text-style-name="P1" svg:width="0.45cm" svg:height="0.5cm" svg:x="0.532cm" svg:y="0.001cm">
              <draw:image xlink:href="Pictures/10000201000000780000009ABF962573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BA8:Tabelle1.BD10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2.04.2020</text:date>, <text:time>11:07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9:41:11.46</meta:creation-date>
    <dc:date>2020-04-02T11:07:34.45</dc:date>
    <meta:editing-duration>PT1H25M45S</meta:editing-duration>
    <meta:editing-cycles>80</meta:editing-cycles>
    <meta:generator>OpenOffice/4.1.5$Win32 OpenOffice.org_project/415m1$Build-9789</meta:generator>
    <meta:document-statistic meta:table-count="3" meta:cell-count="180" meta:object-count="539"/>
  </office:meta>
</office:document-meta>
</file>